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2.572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2.573cm"/>
    </style:style>
    <style:style style:name="pr7" style:family="presentation" style:parent-style-name="Master1-Layout1-title-Title-Slide-subtitle">
      <style:graphic-properties draw:stroke="none" draw:fill="none" draw:fill-color="#ffffff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8" style:family="presentation" style:parent-style-name="Master1-Layout1-title-Title-Slide-notes">
      <style:graphic-properties draw:fill-color="#ffffff" fo:min-height="12.573cm"/>
    </style:style>
    <style:style style:name="pr9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1-Layout4-twoObj-Two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1-Layout4-twoObj-Two-Content-notes">
      <style:graphic-properties draw:fill-color="#ffffff" fo:min-height="12.573cm"/>
    </style:style>
    <style:style style:name="pr12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8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.762cm" fo:margin-right="0cm" fo:margin-top="0.212cm" fo:margin-bottom="0cm" fo:line-height="100%" fo:text-align="start" fo:text-indent="-0.762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.762cm" fo:margin-right="0cm" fo:margin-top="0.212cm" fo:margin-bottom="0cm" fo:line-height="80%" fo:text-align="start" fo:text-indent="-0.762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.212cm" fo:margin-bottom="0cm" fo:line-height="8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1.524cm" fo:margin-right="0cm" fo:margin-top="0.176cm" fo:margin-bottom="0cm" fo:line-height="80%" fo:text-align="start" fo:text-indent="-0.762cm" style:punctuation-wrap="hanging" style:writing-mode="lr-tb">
        <style:tab-stops/>
      </style:paragraph-properties>
    </style:style>
    <style:style style:name="P10" style:family="paragraph">
      <style:paragraph-properties fo:margin-left="2.286cm" fo:margin-right="0cm" fo:margin-top="0.176cm" fo:margin-bottom="0cm" fo:line-height="80%" fo:text-align="start" fo:text-indent="-0.635cm" style:punctuation-wrap="hanging" style:writing-mode="lr-tb">
        <style:tab-stops/>
      </style:paragraph-properties>
    </style:style>
    <style:style style:name="P11" style:family="paragraph">
      <style:paragraph-properties fo:margin-left="0.762cm" fo:margin-right="0cm" fo:margin-top="0.212cm" fo:margin-bottom="0cm" fo:line-height="90%" fo:text-align="start" fo:text-indent="-0.762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.212cm" fo:margin-bottom="0cm" fo:line-height="90%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'Bookman Old Style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464653" style:text-line-through-style="none" style:text-position="0% 100%" fo:font-family="'Bookman Old Style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464653" style:text-line-through-style="none" style:text-position="0% 100%" fo:font-family="'Bookman Old Style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c5bb6" style:text-line-through-style="none" style:text-position="0% 100%" fo:font-family="Inconsolata" fo:font-size="2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Inconsolata" style:font-size-complex="28pt" style:font-style-complex="normal" style:font-weight-complex="normal"/>
    </style:style>
    <style:style style:name="T5" style:family="text">
      <style:text-properties fo:color="#000000" style:text-line-through-style="none" style:text-position="0% 100%" fo:font-family="Inconsolata" fo:font-size="2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Inconsolata" style:font-size-complex="28pt" style:font-style-complex="normal" style:font-weight-complex="normal"/>
    </style:style>
    <style:style style:name="T6" style:family="text">
      <style:text-properties fo:color="#118503" style:text-line-through-style="none" style:text-position="0% 100%" fo:font-family="Inconsolata" fo:font-size="2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Inconsolata" style:font-size-complex="28pt" style:font-style-complex="normal" style:font-weight-complex="normal"/>
    </style:style>
    <style:style style:name="T7" style:family="text">
      <style:text-properties fo:color="#000000" style:text-line-through-style="none" style:text-position="0% 100%" fo:font-family="Inconsolata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Mono'" style:font-family-generic-asian="modern" style:font-pitch-asian="fixed" style:font-size-asian="28pt" style:font-style-asian="normal" style:font-weight-asian="normal" style:font-family-complex="Inconsolata" style:font-size-complex="28pt" style:font-style-complex="normal" style:font-weight-complex="normal"/>
    </style:style>
    <style:style style:name="T8" style:family="text">
      <style:text-properties fo:color="#d70f06" style:text-line-through-style="none" style:text-position="0% 100%" fo:font-family="Inconsolata" fo:font-size="2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Inconsolata" style:font-size-complex="28pt" style:font-style-complex="normal" style:font-weight-complex="normal"/>
    </style:style>
    <style:style style:name="T9" style:family="text">
      <style:text-properties fo:color="#0000da" style:text-line-through-style="none" style:text-position="0% 100%" fo:font-family="Inconsolata" fo:font-size="2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Inconsolata" style:font-size-complex="28pt" style:font-style-complex="normal" style:font-weight-complex="normal"/>
    </style:style>
    <style:style style:name="T10" style:family="text">
      <style:text-properties fo:color="#0c5bb6" style:text-line-through-style="none" style:text-position="0% 100%" fo:font-family="Inconsolata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Inconsolata" style:font-size-complex="28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Inconsolata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Inconsolata" style:font-size-complex="28pt" style:font-style-complex="normal" style:font-weight-complex="normal"/>
    </style:style>
    <style:style style:name="T12" style:family="text">
      <style:text-properties fo:color="#d70f06" style:text-line-through-style="none" style:text-position="0% 100%" fo:font-family="Inconsolata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Inconsolata" style:font-size-complex="28pt" style:font-style-complex="normal" style:font-weight-complex="normal"/>
    </style:style>
    <style:style style:name="T13" style:family="text">
      <style:text-properties fo:color="#0000da" style:text-line-through-style="none" style:text-position="0% 100%" fo:font-family="Inconsolata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Inconsolata" style:font-size-complex="28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Inconsolata" style:font-family-generic="modern" style:font-pitch="fixed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Mono'" style:font-family-generic-asian="modern" style:font-pitch-asian="fixed" style:font-size-asian="26pt" style:font-style-asian="normal" style:font-weight-asian="normal" style:font-family-complex="'DejaVu Sans Mono'" style:font-family-generic-complex="modern" style:font-pitch-complex="fixed" style:font-size-complex="26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Delius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Mono'" style:font-family-generic-asian="modern" style:font-pitch-asian="fixed" style:font-size-asian="26pt" style:font-style-asian="normal" style:font-weight-asian="normal" style:font-family-complex="Delius" style:font-size-complex="26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Delius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family-complex="Delius" style:font-size-complex="26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Inconsolata" style:font-family-generic="modern" style:font-pitch="fixed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family-complex="Delius" style:font-size-complex="26pt" style:font-style-complex="normal" style:font-weight-complex="normal"/>
    </style:style>
    <style:style style:name="T18" style:family="text">
      <style:text-properties fo:color="#818181" style:text-line-through-style="none" style:text-position="0% 100%" fo:font-family="Inconsolata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Inconsolata" style:font-size-complex="28pt" style:font-style-complex="normal" style:font-weight-complex="normal"/>
    </style:style>
    <style:style style:name="T19" style:family="text">
      <style:text-properties fo:color="#818181" style:text-line-through-style="none" style:text-position="0% 100%" fo:font-family="Inconsolata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Inconsolata" style:font-size-complex="24pt" style:font-style-complex="normal" style:font-weight-complex="normal"/>
    </style:style>
    <style:style style:name="T20" style:family="text">
      <style:text-properties fo:color="#118503" style:text-line-through-style="none" style:text-position="0% 100%" fo:font-family="Inconsolata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Inconsolata" style:font-size-complex="24pt" style:font-style-complex="normal" style:font-weight-complex="normal"/>
    </style:style>
    <style:style style:name="T21" style:family="text">
      <style:text-properties fo:color="#000000" style:text-line-through-style="none" style:text-position="0% 100%" fo:font-family="Inconsolata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Inconsolata" style:font-size-complex="24pt" style:font-style-complex="normal" style:font-weight-complex="normal"/>
    </style:style>
    <style:style style:name="T22" style:family="text">
      <style:text-properties fo:color="#b3005e" style:text-line-through-style="none" style:text-position="0% 100%" fo:font-family="Inconsolata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Inconsolata" style:font-size-complex="24pt" style:font-style-complex="normal" style:font-weight-complex="normal"/>
    </style:style>
    <style:style style:name="T23" style:family="text">
      <style:text-properties fo:color="#0c5bb6" style:text-line-through-style="none" style:text-position="0% 100%" fo:font-family="Inconsolata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Inconsolata" style:font-size-complex="24pt" style:font-style-complex="normal" style:font-weight-complex="normal"/>
    </style:style>
    <style:style style:name="T24" style:family="text">
      <style:text-properties fo:color="#d70f06" style:text-line-through-style="none" style:text-position="0% 100%" fo:font-family="Inconsolata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Inconsolata" style:font-size-complex="24pt" style:font-style-complex="normal" style:font-weight-complex="normal"/>
    </style:style>
    <style:style style:name="T25" style:family="text">
      <style:text-properties fo:color="#0000da" style:text-line-through-style="none" style:text-position="0% 100%" fo:font-family="Inconsolata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Inconsolata" style:font-size-complex="24pt" style:font-style-complex="normal" style:font-weight-complex="normal"/>
    </style:style>
    <style:style style:name="T26" style:family="text">
      <style:text-properties fo:color="#000000" style:text-line-through-style="none" style:text-position="0% 100%" fo:font-family="Delius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family-complex="Delius" style:font-size-complex="22pt" style:font-style-complex="normal" style:font-weight-complex="normal"/>
    </style:style>
    <style:style style:name="T27" style:family="text">
      <style:text-properties fo:color="#0c5bb6" style:text-line-through-style="none" style:text-position="0% 100%" fo:font-family="Inconsolata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family-complex="Inconsolata" style:font-size-complex="22pt" style:font-style-complex="normal" style:font-weight-complex="normal"/>
    </style:style>
    <style:style style:name="T28" style:family="text">
      <style:text-properties fo:color="#000000" style:text-line-through-style="none" style:text-position="0% 100%" fo:font-family="Inconsolata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family-complex="Inconsolata" style:font-size-complex="22pt" style:font-style-complex="normal" style:font-weight-complex="normal"/>
    </style:style>
    <style:style style:name="T29" style:family="text">
      <style:text-properties fo:color="#0c5bb6" style:text-line-through-style="none" style:text-position="0% 100%" fo:font-family="Inconsolata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family-complex="Inconsolata" style:font-size-complex="22pt" style:font-style-complex="normal" style:font-weight-complex="bold"/>
    </style:style>
    <style:style style:name="T30" style:family="text">
      <style:text-properties fo:color="#000000" style:text-line-through-style="none" style:text-position="0% 100%" fo:font-family="Inconsolata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family-complex="Inconsolata" style:font-size-complex="22pt" style:font-style-complex="normal" style:font-weight-complex="normal"/>
    </style:style>
    <style:style style:name="T31" style:family="text">
      <style:text-properties fo:color="#118503" style:text-line-through-style="none" style:text-position="0% 100%" fo:font-family="Inconsolata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family-complex="Inconsolata" style:font-size-complex="22pt" style:font-style-complex="normal" style:font-weight-complex="bold"/>
    </style:style>
    <style:style style:name="T32" style:family="text">
      <style:text-properties fo:color="#118503" style:text-line-through-style="none" style:text-position="0% 100%" fo:font-family="Inconsolata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family-complex="Inconsolata" style:font-size-complex="22pt" style:font-style-complex="normal" style:font-weight-complex="normal"/>
    </style:style>
    <style:style style:name="T33" style:family="text">
      <style:text-properties fo:color="#0c5bb6" style:text-line-through-style="none" style:text-position="0% 100%" fo:font-family="Inconsolat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Inconsolata" style:font-size-complex="20pt" style:font-style-complex="normal" style:font-weight-complex="normal"/>
    </style:style>
    <style:style style:name="T34" style:family="text">
      <style:text-properties fo:color="#000000" style:text-line-through-style="none" style:text-position="0% 100%" fo:font-family="Inconsolat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Inconsolata" style:font-size-complex="20pt" style:font-style-complex="normal" style:font-weight-complex="normal"/>
    </style:style>
    <style:style style:name="T35" style:family="text">
      <style:text-properties fo:color="#118503" style:text-line-through-style="none" style:text-position="0% 100%" fo:font-family="Inconsolat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Inconsolata" style:font-size-complex="20pt" style:font-style-complex="normal" style:font-weight-complex="normal"/>
    </style:style>
    <style:style style:name="T36" style:family="text">
      <style:text-properties fo:color="#818181" style:text-line-through-style="none" style:text-position="0% 100%" fo:font-family="Inconsolat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Inconsolata" style:font-size-complex="20pt" style:font-style-complex="normal" style:font-weight-complex="normal"/>
    </style:style>
    <style:style style:name="T37" style:family="text">
      <style:text-properties fo:color="#000000" style:text-line-through-style="none" style:text-position="0% 100%" fo:font-family="Inconsolata" fo:font-size="2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family-complex="Inconsolata" style:font-size-complex="22pt" style:font-style-complex="normal" style:font-weight-complex="normal"/>
    </style:style>
    <style:style style:name="T38" style:family="text">
      <style:text-properties fo:color="#0c5bb6" style:text-line-through-style="none" style:text-position="0% 100%" fo:font-family="Inconsolata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Inconsolata" style:font-size-complex="32pt" style:font-style-complex="normal" style:font-weight-complex="normal"/>
    </style:style>
    <style:style style:name="T39" style:family="text">
      <style:text-properties fo:color="#000000" style:text-line-through-style="none" style:text-position="0% 100%" fo:font-family="Deliu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Delius" style:font-size-complex="20pt" style:font-style-complex="normal" style:font-weight-complex="normal"/>
    </style:style>
    <style:style style:name="T40" style:family="text">
      <style:text-properties fo:color="#818181" style:text-line-through-style="none" style:text-position="0% 100%" fo:font-family="Inconsolata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family-complex="Inconsolata" style:font-size-complex="22pt" style:font-style-complex="normal" style:font-weight-complex="normal"/>
    </style:style>
    <style:style style:name="T41" style:family="text">
      <style:text-properties fo:color="#818181" style:text-line-through-style="none" style:text-position="0% 100%" fo:font-family="Inconsolata" fo:font-size="1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family-complex="Inconsolata" style:font-size-complex="19pt" style:font-style-complex="normal" style:font-weight-complex="normal"/>
    </style:style>
    <style:style style:name="T42" style:family="text">
      <style:text-properties fo:color="#000000" style:text-line-through-style="none" style:text-position="0% 100%" fo:font-family="Inconsolata" fo:font-size="1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family-complex="Inconsolata" style:font-size-complex="19pt" style:font-style-complex="normal" style:font-weight-complex="normal"/>
    </style:style>
    <style:style style:name="T43" style:family="text">
      <style:text-properties fo:color="#000000" style:text-line-through-style="none" style:text-position="0% 100%" fo:font-family="Inconsolata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Inconsolata" style:font-size-complex="20pt" style:font-style-complex="normal" style:font-weight-complex="normal"/>
    </style:style>
    <style:style style:name="T44" style:family="text">
      <style:text-properties fo:color="#118503" style:text-line-through-style="none" style:text-position="0% 100%" fo:font-family="Inconsolata" fo:font-size="1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family-complex="Inconsolata" style:font-size-complex="19pt" style:font-style-complex="normal" style:font-weight-complex="normal"/>
    </style:style>
    <style:style style:name="T45" style:family="text">
      <style:text-properties fo:color="#818181" style:text-line-through-style="none" style:text-position="0% 100%" fo:font-family="Inconsolata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family-complex="Inconsolata" style:font-size-complex="22pt" style:font-style-complex="normal" style:font-weight-complex="normal"/>
    </style:style>
    <style:style style:name="T46" style:family="text">
      <style:text-properties fo:color="#118503" style:text-line-through-style="none" style:text-position="0% 100%" fo:font-family="Inconsolata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family-complex="Inconsolata" style:font-size-complex="22pt" style:font-style-complex="normal" style:font-weight-complex="normal"/>
    </style:style>
    <style:style style:name="T47" style:family="text">
      <style:text-properties fo:color="#0c5bb6" style:text-line-through-style="none" style:text-position="0% 100%" fo:font-family="Inconsolata" fo:font-size="2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family-complex="Inconsolata" style:font-size-complex="22pt" style:font-style-complex="normal" style:font-weight-complex="normal"/>
    </style:style>
    <style:style style:name="T48" style:family="text">
      <style:text-properties fo:color="#000000" style:text-line-through-style="none" style:text-position="0% 100%" fo:font-family="Inconsolata" fo:font-size="2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family-complex="Inconsolata" style:font-size-complex="22pt" style:font-style-complex="normal" style:font-weight-complex="normal"/>
    </style:style>
    <style:style style:name="T49" style:family="text">
      <style:text-properties fo:color="#118503" style:text-line-through-style="none" style:text-position="0% 100%" fo:font-family="Inconsolata" fo:font-size="2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family-complex="Inconsolata" style:font-size-complex="22pt" style:font-style-complex="normal" style:font-weight-complex="normal"/>
    </style:style>
    <style:style style:name="T50" style:family="text">
      <style:text-properties fo:color="#d70f06" style:text-line-through-style="none" style:text-position="0% 100%" fo:font-family="Inconsolata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family-complex="Inconsolata" style:font-size-complex="22pt" style:font-style-complex="normal" style:font-weight-complex="normal"/>
    </style:style>
    <style:style style:name="T51" style:family="text">
      <style:text-properties fo:color="#0c5bb6" style:text-line-through-style="none" style:text-position="0% 100%" fo:font-family="Inconsolata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Inconsolata" style:font-size-complex="32pt" style:font-style-complex="normal" style:font-weight-complex="normal"/>
    </style:style>
    <style:style style:name="T52" style:family="text">
      <style:text-properties fo:color="#0c5bb6" style:text-line-through-style="none" style:text-position="0% 100%" fo:font-family="Inconsolata" fo:font-size="2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Inconsolata" style:font-size-complex="20pt" style:font-style-complex="normal" style:font-weight-complex="normal"/>
    </style:style>
    <style:style style:name="T53" style:family="text">
      <style:text-properties fo:color="#000000" style:text-line-through-style="none" style:text-position="0% 100%" fo:font-family="Inconsolata" fo:font-size="2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Inconsolata" style:font-size-complex="20pt" style:font-style-complex="normal" style:font-weight-complex="normal"/>
    </style:style>
    <style:style style:name="T54" style:family="text">
      <style:text-properties fo:color="#118503" style:text-line-through-style="none" style:text-position="0% 100%" fo:font-family="Inconsolata" fo:font-size="2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Inconsolata" style:font-size-complex="20pt" style:font-style-complex="normal" style:font-weight-complex="normal"/>
    </style:style>
    <style:style style:name="T55" style:family="text">
      <style:text-properties fo:color="#118503" style:text-line-through-style="none" style:text-position="0% 100%" fo:font-family="Inconsolata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Inconsolata" style:font-size-complex="20pt" style:font-style-complex="normal" style:font-weight-complex="normal"/>
    </style:style>
    <style:style style:name="T56" style:family="text">
      <style:text-properties fo:color="#d70f06" style:text-line-through-style="none" style:text-position="0% 100%" fo:font-family="Inconsolata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Inconsolata" style:font-size-complex="20pt" style:font-style-complex="normal" style:font-weight-complex="normal"/>
    </style:style>
    <style:style style:name="T57" style:family="text">
      <style:text-properties fo:color="#818181" style:text-line-through-style="none" style:text-position="0% 100%" fo:font-family="Inconsolata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Inconsolata" style:font-size-complex="20pt" style:font-style-complex="normal" style:font-weight-complex="normal"/>
    </style:style>
    <style:style style:name="T58" style:family="text">
      <style:text-properties fo:color="#0c5bb6" style:text-line-through-style="none" style:text-position="0% 100%" fo:font-family="Inconsolata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Inconsolata" style:font-size-complex="24pt" style:font-style-complex="normal" style:font-weight-complex="normal"/>
    </style:style>
    <style:style style:name="T59" style:family="text">
      <style:text-properties fo:color="#000000" style:text-line-through-style="none" style:text-position="0% 100%" fo:font-family="Delius" fo:font-size="2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family-complex="Delius" style:font-size-complex="22pt" style:font-style-complex="normal" style:font-weight-complex="normal"/>
    </style:style>
    <style:style style:name="T60" style:family="text">
      <style:text-properties fo:color="#0c5bb6" style:text-line-through-style="none" style:text-position="0% 100%" fo:font-family="Inconsolata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Inconsolata" style:font-size-complex="20pt" style:font-style-complex="normal" style:font-weight-complex="normal"/>
    </style:style>
    <style:style style:name="T61" style:family="text">
      <style:text-properties fo:color="#0000da" style:text-line-through-style="none" style:text-position="0% 100%" fo:font-family="Inconsolata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Inconsolata" style:font-size-complex="20pt" style:font-style-complex="normal" style:font-weight-complex="normal"/>
    </style:style>
    <style:style style:name="T62" style:family="text">
      <style:text-properties fo:color="#000000" style:text-line-through-style="none" style:text-position="0% 100%" fo:font-family="Deliu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Delius" style:font-size-complex="18pt" style:font-style-complex="normal" style:font-weight-complex="normal"/>
    </style:style>
    <style:style style:name="T63" style:family="text">
      <style:text-properties fo:color="#000000" style:text-line-through-style="none" style:text-position="0% 100%" fo:font-family="Inconsolata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Inconsolata" style:font-size-complex="18pt" style:font-style-complex="normal" style:font-weight-complex="normal"/>
    </style:style>
    <style:style style:name="T64" style:family="text">
      <style:text-properties fo:color="#000000" style:text-line-through-style="none" style:text-position="0% 100%" fo:font-family="Inconsolata" fo:font-size="1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family-complex="Inconsolata" style:font-size-complex="17pt" style:font-style-complex="normal" style:font-weight-complex="normal"/>
    </style:style>
    <style:style style:name="T65" style:family="text">
      <style:text-properties fo:color="#0000da" style:text-line-through-style="none" style:text-position="0% 100%" fo:font-family="Inconsolata" fo:font-size="1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family-complex="Inconsolata" style:font-size-complex="17pt" style:font-style-complex="normal" style:font-weight-complex="normal"/>
    </style:style>
    <style:style style:name="T66" style:family="text">
      <style:text-properties fo:color="#000000" style:text-line-through-style="none" style:text-position="0% 100%" fo:font-family="Delius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Delius" style:font-size-complex="18pt" style:font-style-complex="normal" style:font-weight-complex="normal"/>
    </style:style>
    <style:style style:name="T67" style:family="text">
      <style:text-properties fo:color="#0c5bb6" style:text-line-through-style="none" style:text-position="0% 100%" fo:font-family="Inconsolata" fo:font-size="1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family-complex="Inconsolata" style:font-size-complex="17pt" style:font-style-complex="normal" style:font-weight-complex="normal"/>
    </style:style>
    <style:style style:name="T68" style:family="text">
      <style:text-properties fo:color="#818181" style:text-line-through-style="none" style:text-position="0% 100%" fo:font-family="Inconsolata" fo:font-size="1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family-complex="Inconsolata" style:font-size-complex="17pt" style:font-style-complex="normal" style:font-weight-complex="normal"/>
    </style:style>
    <style:style style:name="T69" style:family="text">
      <style:text-properties fo:color="#000000" style:text-line-through-style="none" style:text-position="0% 100%" fo:font-family="Inconsolata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family-complex="Inconsolata" style:font-size-complex="17pt" style:font-style-complex="normal" style:font-weight-complex="normal"/>
    </style:style>
    <style:style style:name="T70" style:family="text">
      <style:text-properties fo:color="#0c5bb6" style:text-line-through-style="none" style:text-position="0% 100%" fo:font-family="Inconsolata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family-complex="Inconsolata" style:font-size-complex="17pt" style:font-style-complex="normal" style:font-weight-complex="normal"/>
    </style:style>
    <style:style style:name="T71" style:family="text">
      <style:text-properties fo:color="#118503" style:text-line-through-style="none" style:text-position="0% 100%" fo:font-family="Inconsolata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family-complex="Inconsolata" style:font-size-complex="17pt" style:font-style-complex="normal" style:font-weight-complex="normal"/>
    </style:style>
    <style:style style:name="T72" style:family="text">
      <style:text-properties fo:color="#818181" style:text-line-through-style="none" style:text-position="0% 100%" fo:font-family="Inconsolata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family-complex="Inconsolata" style:font-size-complex="17pt" style:font-style-complex="normal" style:font-weight-complex="normal"/>
    </style:style>
    <style:style style:name="T73" style:family="text">
      <style:text-properties fo:color="#0000da" style:text-line-through-style="none" style:text-position="0% 100%" fo:font-family="Inconsolata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family-complex="Inconsolata" style:font-size-complex="17pt" style:font-style-complex="normal" style:font-weight-complex="normal"/>
    </style:style>
    <style:style style:name="T74" style:family="text">
      <style:text-properties fo:color="#000000" style:text-line-through-style="none" style:text-position="0% 100%" fo:font-family="Inconsolata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Inconsolata" style:font-size-complex="28pt" style:font-style-complex="normal" style:font-weight-complex="normal"/>
    </style:style>
    <style:style style:name="T75" style:family="text">
      <style:text-properties fo:color="#0c5bb6" style:text-line-through-style="none" style:text-position="0% 100%" fo:font-family="Inconsolata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Inconsolata" style:font-size-complex="28pt" style:font-style-complex="normal" style:font-weight-complex="normal"/>
    </style:style>
    <style:style style:name="T76" style:family="text">
      <style:text-properties fo:color="#118503" style:text-line-through-style="none" style:text-position="0% 100%" fo:font-family="Inconsolata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Inconsolata" style:font-size-complex="28pt" style:font-style-complex="normal" style:font-weight-complex="normal"/>
    </style:style>
    <style:style style:name="T77" style:family="text">
      <style:text-properties fo:color="#b3005e" style:text-line-through-style="none" style:text-position="0% 100%" fo:font-family="Inconsolata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family-complex="Inconsolata" style:font-size-complex="17pt" style:font-style-complex="normal" style:font-weight-complex="normal"/>
    </style:style>
    <style:style style:name="T78" style:family="text">
      <style:text-properties fo:color="#000000" style:text-line-through-style="none" style:text-position="0% 100%" fo:font-family="Inconsolata" fo:font-size="17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family-complex="Inconsolata" style:font-size-complex="17pt" style:font-style-complex="normal" style:font-weight-complex="normal"/>
    </style:style>
    <style:style style:name="T79" style:family="text">
      <style:text-properties fo:color="#818181" style:text-line-through-style="none" style:text-position="0% 100%" fo:font-family="Inconsolata" fo:font-size="17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family-complex="Inconsolata" style:font-size-complex="17pt" style:font-style-complex="normal" style:font-weight-complex="normal"/>
    </style:style>
    <style:style style:name="T80" style:family="text">
      <style:text-properties fo:color="#0c5bb6" style:text-line-through-style="none" style:text-position="0% 100%" fo:font-family="Inconsolata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Inconsolata" style:font-size-complex="18pt" style:font-style-complex="normal" style:font-weight-complex="normal"/>
    </style:style>
    <style:style style:name="T81" style:family="text">
      <style:text-properties fo:color="#d70f06" style:text-line-through-style="none" style:text-position="0% 100%" fo:font-family="Inconsolata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Inconsolata" style:font-size-complex="18pt" style:font-style-complex="normal" style:font-weight-complex="normal"/>
    </style:style>
    <style:style style:name="T82" style:family="text">
      <style:text-properties fo:color="#818181" style:text-line-through-style="none" style:text-position="0% 100%" fo:font-family="Inconsolata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Inconsolata" style:font-size-complex="18pt" style:font-style-complex="normal" style:font-weight-complex="normal"/>
    </style:style>
    <style:style style:name="T83" style:family="text">
      <style:text-properties fo:color="#000000" style:text-line-through-style="none" style:text-position="0% 100%" fo:font-family="Inconsolata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family-complex="Inconsolata" style:font-size-complex="26pt" style:font-style-complex="normal" style:font-weight-complex="normal"/>
    </style:style>
    <style:style style:name="T84" style:family="text">
      <style:text-properties fo:color="#464653" style:text-line-through-style="none" style:text-position="0% 100%" fo:font-family="Deliu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Delius" style:font-size-complex="18pt" style:font-style-complex="normal" style:font-weight-complex="normal"/>
    </style:style>
    <style:style style:name="T85" style:family="text">
      <style:text-properties fo:color="#0c5bb6" style:text-line-through-style="none" style:text-position="0% 100%" fo:font-family="Inconsolata" fo:font-size="17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family-complex="Inconsolata" style:font-size-complex="17pt" style:font-style-complex="normal" style:font-weight-complex="normal"/>
    </style:style>
    <style:style style:name="T86" style:family="text">
      <style:text-properties fo:color="#000000" style:text-line-through-style="none" style:text-position="0% 100%" fo:font-family="Inconsolata" fo:font-size="17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family-complex="Inconsolata" style:font-size-complex="17pt" style:font-style-complex="normal" style:font-weight-complex="normal"/>
    </style:style>
    <style:style style:name="T87" style:family="text">
      <style:text-properties fo:color="#118503" style:text-line-through-style="none" style:text-position="0% 100%" fo:font-family="Inconsolata" fo:font-size="17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family-complex="Inconsolata" style:font-size-complex="17pt" style:font-style-complex="normal" style:font-weight-complex="normal"/>
    </style:style>
    <style:style style:name="T88" style:family="text">
      <style:text-properties fo:color="#0000da" style:text-line-through-style="none" style:text-position="0% 100%" fo:font-family="Inconsolata" fo:font-size="17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family-complex="Inconsolata" style:font-size-complex="17pt" style:font-style-complex="normal" style:font-weight-complex="normal"/>
    </style:style>
    <style:style style:name="T89" style:family="text">
      <style:text-properties fo:color="#000000" style:text-line-through-style="none" style:text-position="0% 100%" fo:font-family="Delius" fo:font-size="2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0pt" style:font-style-asian="italic" style:font-weight-asian="normal" style:font-family-complex="Delius" style:font-size-complex="20pt" style:font-style-complex="italic" style:font-weight-complex="normal"/>
    </style:style>
    <style:style style:name="T90" style:family="text">
      <style:text-properties fo:color="#118503" style:text-line-through-style="none" style:text-position="0% 100%" fo:font-family="Inconsolata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Inconsolata" style:font-size-complex="28pt" style:font-style-complex="normal" style:font-weight-complex="normal"/>
    </style:style>
    <style:style style:name="T91" style:family="text">
      <style:text-properties fo:color="#000000" style:text-line-through-style="none" style:text-position="0% 100%" fo:font-family="Inconsolata" style:font-family-generic="modern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Delius" style:font-size-complex="24pt" style:font-style-complex="normal" style:font-weight-complex="normal"/>
    </style:style>
    <style:style style:name="T92" style:family="text">
      <style:text-properties fo:color="#b3005e" style:text-line-through-style="none" style:text-position="0% 100%" fo:font-family="Inconsolata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family-complex="Inconsolata" style:font-size-complex="22pt" style:font-style-complex="normal" style:font-weight-complex="normal"/>
    </style:style>
    <style:style style:name="T93" style:family="text">
      <style:text-properties fo:color="#000000" style:text-line-through-style="none" style:text-position="0% 100%" fo:font-family="Deliu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Delius" style:font-size-complex="24pt" style:font-style-complex="normal" style:font-weight-complex="normal"/>
    </style:style>
    <style:style style:name="T94" style:family="text">
      <style:text-properties fo:color="#b3005e" style:text-line-through-style="none" style:text-position="0% 100%" fo:font-family="Inconsolata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Inconsolata" style:font-size-complex="20pt" style:font-style-complex="normal" style:font-weight-complex="normal"/>
    </style:style>
    <style:style style:name="T95" style:family="text">
      <style:text-properties fo:color="#818181" style:text-line-through-style="none" style:text-position="0% 100%" fo:font-family="Inconsolata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Inconsolata" style:font-size-complex="16pt" style:font-style-complex="normal" style:font-weight-complex="normal"/>
    </style:style>
    <style:style style:name="T96" style:family="text">
      <style:text-properties fo:color="#0c5bb6" style:text-line-through-style="none" style:text-position="0% 100%" fo:font-family="Inconsolata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Inconsolata" style:font-size-complex="16pt" style:font-style-complex="normal" style:font-weight-complex="normal"/>
    </style:style>
    <style:style style:name="T97" style:family="text">
      <style:text-properties fo:color="#000000" style:text-line-through-style="none" style:text-position="0% 100%" fo:font-family="Inconsolata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Inconsolata" style:font-size-complex="16pt" style:font-style-complex="normal" style:font-weight-complex="normal"/>
    </style:style>
    <style:style style:name="T98" style:family="text">
      <style:text-properties fo:color="#d70f06" style:text-line-through-style="none" style:text-position="0% 100%" fo:font-family="Inconsolata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Inconsolata" style:font-size-complex="16pt" style:font-style-complex="normal" style:font-weight-complex="normal"/>
    </style:style>
    <style:style style:name="T99" style:family="text">
      <style:text-properties fo:color="#118503" style:text-line-through-style="none" style:text-position="0% 100%" fo:font-family="Inconsolata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Inconsolata" style:font-size-complex="16pt" style:font-style-complex="normal" style:font-weight-complex="normal"/>
    </style:style>
    <style:style style:name="T100" style:family="text">
      <style:text-properties fo:color="#818181" style:text-line-through-style="none" style:text-position="0% 100%" fo:font-family="Inconsolata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Inconsolata" style:font-size-complex="32pt" style:font-style-complex="normal" style:font-weight-complex="normal"/>
    </style:style>
    <style:style style:name="T101" style:family="text">
      <style:text-properties fo:color="#0c5bb6" style:text-line-through-style="none" style:text-position="0% 100%" fo:font-family="Inconsolata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Inconsolata" style:font-size-complex="28pt" style:font-style-complex="normal" style:font-weight-complex="normal"/>
    </style:style>
    <style:style style:name="T102" style:family="text">
      <style:text-properties fo:color="#000000" style:text-line-through-style="none" style:text-position="0% 100%" fo:font-family="Inconsolata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Inconsolata" style:font-size-complex="28pt" style:font-style-complex="normal" style:font-weight-complex="normal"/>
    </style:style>
    <style:style style:name="T103" style:family="text">
      <style:text-properties fo:color="#d70f06" style:text-line-through-style="none" style:text-position="0% 100%" fo:font-family="Inconsolata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Inconsolata" style:font-size-complex="28pt" style:font-style-complex="normal" style:font-weight-complex="normal"/>
    </style:style>
    <style:style style:name="T104" style:family="text">
      <style:text-properties fo:color="#118503" style:text-line-through-style="none" style:text-position="0% 100%" fo:font-family="Inconsolata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Inconsolata" style:font-size-complex="28pt" style:font-style-complex="normal" style:font-weight-complex="normal"/>
    </style:style>
    <style:style style:name="T105" style:family="text">
      <style:text-properties fo:color="#818181" style:text-line-through-style="none" style:text-position="0% 100%" fo:font-family="Inconsolata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Inconsolata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">
        <style:list-level-properties text:min-label-width="0.762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2cm" text:min-label-width="0.762cm"/>
        <style:text-properties fo:font-family="'Wingdings 3'" style:font-charset="x-symbol" fo:color="#727ca3" fo:font-size="76%"/>
      </text:list-level-style-bullet>
      <text:list-level-style-bullet text:level="3" text:bullet-char="">
        <style:list-level-properties text:space-before="1.524cm" text:min-label-width="0.762cm"/>
        <style:text-properties fo:font-family="'Wingdings 3'" style:font-charset="x-symbol" fo:color="#727ca3" fo:font-size="76%"/>
      </text:list-level-style-bullet>
      <text:list-level-style-bullet text:level="4" text:bullet-char="">
        <style:list-level-properties text:space-before="2.286cm" text:min-label-width="0.762cm"/>
        <style:text-properties fo:font-family="'Wingdings 3'" style:font-charset="x-symbol" fo:color="#727ca3" fo:font-size="76%"/>
      </text:list-level-style-bullet>
      <text:list-level-style-bullet text:level="5" text:bullet-char="">
        <style:list-level-properties text:space-before="3.048cm" text:min-label-width="0.762cm"/>
        <style:text-properties fo:font-family="'Wingdings 3'" style:font-charset="x-symbol" fo:color="#727ca3" fo:font-size="76%"/>
      </text:list-level-style-bullet>
      <text:list-level-style-bullet text:level="6" text:bullet-char="">
        <style:list-level-properties text:space-before="3.81cm" text:min-label-width="0.762cm"/>
        <style:text-properties fo:font-family="'Wingdings 3'" style:font-charset="x-symbol" fo:color="#727ca3" fo:font-size="76%"/>
      </text:list-level-style-bullet>
      <text:list-level-style-bullet text:level="7" text:bullet-char="">
        <style:list-level-properties text:space-before="4.318cm" text:min-label-width="0.762cm"/>
        <style:text-properties fo:font-family="'Wingdings 3'" style:font-charset="x-symbol" fo:color="#727ca3" fo:font-size="76%"/>
      </text:list-level-style-bullet>
      <text:list-level-style-bullet text:level="8" text:bullet-char="">
        <style:list-level-properties text:space-before="4.826cm" text:min-label-width="0.762cm"/>
        <style:text-properties fo:font-family="'Wingdings 3'" style:font-charset="x-symbol" fo:color="#727ca3" fo:font-size="76%"/>
      </text:list-level-style-bullet>
      <text:list-level-style-bullet text:level="9" text:bullet-char="">
        <style:list-level-properties text:space-before="5.334cm" text:min-label-width="0.762cm"/>
        <style:text-properties fo:font-family="'Wingdings 3'" style:font-charset="x-symbol" fo:color="#727ca3" fo:font-size="7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62cm"/>
        <style:text-properties style:use-window-font-color="true" fo:font-size="45%"/>
      </text:list-level-style-number>
      <text:list-level-style-number text:level="3" style:num-format="">
        <style:list-level-properties text:space-before="1.524cm"/>
        <style:text-properties style:use-window-font-color="true" fo:font-size="45%"/>
      </text:list-level-style-number>
      <text:list-level-style-number text:level="4" style:num-format="">
        <style:list-level-properties text:space-before="2.286cm"/>
        <style:text-properties style:use-window-font-color="true" fo:font-size="45%"/>
      </text:list-level-style-number>
      <text:list-level-style-number text:level="5" style:num-format="">
        <style:list-level-properties text:space-before="3.048cm"/>
        <style:text-properties style:use-window-font-color="true" fo:font-size="45%"/>
      </text:list-level-style-number>
      <text:list-level-style-number text:level="6" style:num-format="">
        <style:list-level-properties text:space-before="3.81cm"/>
        <style:text-properties style:use-window-font-color="true" fo:font-size="45%"/>
      </text:list-level-style-number>
      <text:list-level-style-number text:level="7" style:num-format="">
        <style:list-level-properties text:space-before="4.318cm"/>
        <style:text-properties style:use-window-font-color="true" fo:font-size="45%"/>
      </text:list-level-style-number>
      <text:list-level-style-number text:level="8" style:num-format="">
        <style:list-level-properties text:space-before="4.826cm"/>
        <style:text-properties style:use-window-font-color="true" fo:font-size="45%"/>
      </text:list-level-style-number>
      <text:list-level-style-number text:level="9" style:num-format="">
        <style:list-level-properties text:space-before="5.33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">
        <style:list-level-properties text:min-label-width="0.762cm"/>
        <style:text-properties fo:font-family="'Wingdings 3'" style:font-charset="x-symbol" fo:color="#9fb8cd" fo:font-size="76%"/>
      </text:list-level-style-bullet>
      <text:list-level-style-bullet text:level="2" text:bullet-char="">
        <style:list-level-properties text:space-before="0.762cm" text:min-label-width="0.762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524cm" text:min-label-width="0.762cm"/>
        <style:text-properties fo:font-family="'Wingdings 3'" style:font-charset="x-symbol" fo:color="#9fb8cd" fo:font-size="76%"/>
      </text:list-level-style-bullet>
      <text:list-level-style-bullet text:level="4" text:bullet-char="">
        <style:list-level-properties text:space-before="2.286cm" text:min-label-width="0.762cm"/>
        <style:text-properties fo:font-family="'Wingdings 3'" style:font-charset="x-symbol" fo:color="#9fb8cd" fo:font-size="76%"/>
      </text:list-level-style-bullet>
      <text:list-level-style-bullet text:level="5" text:bullet-char="">
        <style:list-level-properties text:space-before="3.048cm" text:min-label-width="0.762cm"/>
        <style:text-properties fo:font-family="'Wingdings 3'" style:font-charset="x-symbol" fo:color="#9fb8cd" fo:font-size="76%"/>
      </text:list-level-style-bullet>
      <text:list-level-style-bullet text:level="6" text:bullet-char="">
        <style:list-level-properties text:space-before="3.81cm" text:min-label-width="0.762cm"/>
        <style:text-properties fo:font-family="'Wingdings 3'" style:font-charset="x-symbol" fo:color="#9fb8cd" fo:font-size="76%"/>
      </text:list-level-style-bullet>
      <text:list-level-style-bullet text:level="7" text:bullet-char="">
        <style:list-level-properties text:space-before="4.318cm" text:min-label-width="0.762cm"/>
        <style:text-properties fo:font-family="'Wingdings 3'" style:font-charset="x-symbol" fo:color="#9fb8cd" fo:font-size="76%"/>
      </text:list-level-style-bullet>
      <text:list-level-style-bullet text:level="8" text:bullet-char="">
        <style:list-level-properties text:space-before="4.826cm" text:min-label-width="0.762cm"/>
        <style:text-properties fo:font-family="'Wingdings 3'" style:font-charset="x-symbol" fo:color="#9fb8cd" fo:font-size="76%"/>
      </text:list-level-style-bullet>
      <text:list-level-style-bullet text:level="9" text:bullet-char="">
        <style:list-level-properties text:space-before="5.334cm" text:min-label-width="0.762cm"/>
        <style:text-properties fo:font-family="'Wingdings 3'" style:font-charset="x-symbol" fo:color="#9fb8cd" fo:font-size="7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">
        <style:list-level-properties text:space-before="0.127cm" text:min-label-width="0.635cm"/>
        <style:text-properties fo:font-family="'Wingdings 3'" style:font-charset="x-symbol" fo:color="#bcbcbc" fo:font-size="76%"/>
      </text:list-level-style-bullet>
      <text:list-level-style-bullet text:level="2" text:bullet-char="">
        <style:list-level-properties text:space-before="0.889cm" text:min-label-width="0.635cm"/>
        <style:text-properties fo:font-family="'Wingdings 3'" style:font-charset="x-symbol" fo:color="#bcbcbc" fo:font-size="76%"/>
      </text:list-level-style-bullet>
      <text:list-level-style-bullet text:level="3" text:bullet-char="">
        <style:list-level-properties text:space-before="1.651cm" text:min-label-width="0.635cm"/>
        <style:text-properties fo:font-family="'Wingdings 3'" style:font-charset="x-symbol" fo:color="#bcbcbc" fo:font-size="76%"/>
      </text:list-level-style-bullet>
      <text:list-level-style-bullet text:level="4" text:bullet-char="">
        <style:list-level-properties text:space-before="2.413cm" text:min-label-width="0.635cm"/>
        <style:text-properties fo:font-family="'Wingdings 3'" style:font-charset="x-symbol" fo:color="#bcbcbc" fo:font-size="76%"/>
      </text:list-level-style-bullet>
      <text:list-level-style-bullet text:level="5" text:bullet-char="">
        <style:list-level-properties text:space-before="3.175cm" text:min-label-width="0.635cm"/>
        <style:text-properties fo:font-family="'Wingdings 3'" style:font-charset="x-symbol" fo:color="#bcbcbc" fo:font-size="76%"/>
      </text:list-level-style-bullet>
      <text:list-level-style-bullet text:level="6" text:bullet-char="">
        <style:list-level-properties text:space-before="3.937cm" text:min-label-width="0.635cm"/>
        <style:text-properties fo:font-family="'Wingdings 3'" style:font-charset="x-symbol" fo:color="#bcbcbc" fo:font-size="76%"/>
      </text:list-level-style-bullet>
      <text:list-level-style-bullet text:level="7" text:bullet-char="">
        <style:list-level-properties text:space-before="4.445cm" text:min-label-width="0.635cm"/>
        <style:text-properties fo:font-family="'Wingdings 3'" style:font-charset="x-symbol" fo:color="#bcbcbc" fo:font-size="76%"/>
      </text:list-level-style-bullet>
      <text:list-level-style-bullet text:level="8" text:bullet-char="">
        <style:list-level-properties text:space-before="4.953cm" text:min-label-width="0.635cm"/>
        <style:text-properties fo:font-family="'Wingdings 3'" style:font-charset="x-symbol" fo:color="#bcbcbc" fo:font-size="76%"/>
      </text:list-level-style-bullet>
      <text:list-level-style-bullet text:level="9" text:bullet-char="">
        <style:list-level-properties text:space-before="5.461cm" text:min-label-width="0.635cm"/>
        <style:text-properties fo:font-family="'Wingdings 3'" style:font-charset="x-symbol" fo:color="#bcbcbc" fo:font-size="7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19.05cm" svg:height="2.752cm" svg:x="3.387cm" svg:y="10.795cm" presentation:class="title">
          <draw:text-box>
            <text:p text:style-name="P1"><text:span text:style-name="T1">Template Haskell Tutorial</text:span></text:p>
          </draw:text-box>
        </draw:frame>
        <draw:frame draw:name="Subtitle 2" presentation:style-name="pr2" draw:text-style-name="P2" draw:layer="layout" svg:width="19.05cm" svg:height="1.482cm" svg:x="8.687cm" svg:y="14.235cm" presentation:class="subtitle" presentation:user-transformed="true">
          <draw:text-box>
            <text:p text:style-name="P3"><text:span text:style-name="T2">short, illustrated examples</text:span></text:p>
            <text:p text:style-name="P3"><text:span text:style-name="T2">from Illustrated Haskell &lt;http://illustratedhaskell.or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Motivating example</text:span></text:p>
          </draw:text-box>
        </draw:frame>
        <draw:frame draw:name="Content Placeholder 2" presentation:style-name="pr5" draw:text-style-name="P2" draw:layer="layout" svg:width="22.86cm" svg:height="13.716cm" svg:x="1.27cm" svg:y="3.175cm" presentation:class="outline">
          <draw:text-box>
            <text:list text:style-name="L3">
              <text:list-item>
                <text:p text:style-name="P5"><text:span text:style-name="T4">fst</text:span><text:span text:style-name="T5">(x,</text:span><text:span text:style-name="T6">_</text:span><text:span text:style-name="T5">) <text:s text:c="5"/></text:span><text:span text:style-name="T6">=</text:span><text:span text:style-name="T5"> x</text:span></text:p>
              </text:list-item>
              <text:list-item>
                <text:p text:style-name="P5"><text:span text:style-name="T4">fst3</text:span><text:span text:style-name="T5">(x,</text:span><text:span text:style-name="T6">_,_</text:span><text:span text:style-name="T5">) <text:s text:c="2"/></text:span><text:span text:style-name="T6">=</text:span><text:span text:style-name="T5"> x</text:span></text:p>
              </text:list-item>
              <text:list-item>
                <text:p text:style-name="P5"><text:span text:style-name="T4">fst4</text:span><text:span text:style-name="T5">(x,</text:span><text:span text:style-name="T6">_,_,_</text:span><text:span text:style-name="T5">) </text:span><text:span text:style-name="T6">=</text:span><text:span text:style-name="T5"> x</text:span></text:p>
              </text:list-item>
              <text:list-item>
                <text:p text:style-name="P5"><text:span text:style-name="T7">…</text:span></text:p>
              </text:list-item>
            </text:list>
            <text:list text:style-name="L4">
              <text:list-item>
                <text:p text:style-name="P6"><text:span text:style-name="T5"/></text:p>
              </text:list-item>
            </text:list>
            <text:list text:style-name="L3">
              <text:list-item>
                <text:p text:style-name="P5"><text:span text:style-name="T4">print</text:span><text:span text:style-name="T5"> $ fst3 (</text:span><text:span text:style-name="T8">"hello world"</text:span><text:span text:style-name="T5">, </text:span><text:span text:style-name="T9">1</text:span><text:span text:style-name="T5">, </text:span><text:span text:style-name="T9">2</text:span><text:span text:style-name="T5">)</text:span></text:p>
              </text:list-item>
              <text:list-item>
                <text:p text:style-name="P5"><text:span text:style-name="T10">print</text:span><text:span text:style-name="T11"> $ fst4 (</text:span><text:span text:style-name="T12">"hello world"</text:span><text:span text:style-name="T11">, </text:span><text:span text:style-name="T13">1</text:span><text:span text:style-name="T11">, </text:span><text:span text:style-name="T13">2</text:span><text:span text:style-name="T11">, </text:span><text:span text:style-name="T13">3</text:span><text:span text:style-name="T11">)</text:span></text:p>
              </text:list-item>
            </text:list>
            <text:list text:style-name="L4">
              <text:list-item>
                <text:p text:style-name="P6"><text:span text:style-name="T14"/></text:p>
              </text:list-item>
              <text:list-item>
                <text:p text:style-name="P6"><text:span text:style-name="T15">So repetitiv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Template Haskell to the rescue!</text:span></text:p>
          </draw:text-box>
        </draw:frame>
        <draw:frame draw:name="Content Placeholder 2" presentation:style-name="pr5" draw:text-style-name="P2" draw:layer="layout" svg:width="22.86cm" svg:height="13.716cm" svg:x="1.27cm" svg:y="3.429cm" presentation:class="outline">
          <draw:text-box>
            <text:list text:style-name="L4">
              <text:list-item>
                <text:p text:style-name="P6"><text:span text:style-name="T16">Usage:</text:span></text:p>
              </text:list-item>
            </text:list>
            <text:list text:style-name="L3">
              <text:list-header>
                <text:p text:style-name="P5"><text:span text:style-name="T17"/></text:p>
              </text:list-header>
              <text:list-item>
                <text:p text:style-name="P5"><text:span text:style-name="T18">{-# LANGUAGE TemplateHaskell #-}</text:span></text:p>
              </text:list-item>
              <text:list-item>
                <text:p text:style-name="P5"><text:span text:style-name="T10">print</text:span><text:span text:style-name="T11"> $ $(fstN </text:span><text:span text:style-name="T13">3</text:span><text:span text:style-name="T11">) (</text:span><text:span text:style-name="T12">"hello world"</text:span><text:span text:style-name="T11">, </text:span><text:span text:style-name="T13">1</text:span><text:span text:style-name="T11">, </text:span><text:span text:style-name="T13">2</text:span><text:span text:style-name="T11">)</text:span></text:p>
              </text:list-item>
              <text:list-item>
                <text:p text:style-name="P5"><text:span text:style-name="T10">print</text:span><text:span text:style-name="T11"> $ $(fstN </text:span><text:span text:style-name="T13">4</text:span><text:span text:style-name="T11">) (</text:span><text:span text:style-name="T12">"hello world"</text:span><text:span text:style-name="T11">, </text:span><text:span text:style-name="T13">1</text:span><text:span text:style-name="T11">, </text:span><text:span text:style-name="T13">2</text:span><text:span text:style-name="T11">, </text:span><text:span text:style-name="T13">3</text:span><text:span text:style-name="T11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How to write it?</text:span></text:p>
          </draw:text-box>
        </draw:frame>
        <draw:frame draw:name="Content Placeholder 2" presentation:style-name="pr5" draw:text-style-name="P2" draw:layer="layout" svg:width="22.86cm" svg:height="13.716cm" svg:x="1.27cm" svg:y="3.217cm" presentation:class="outline">
          <draw:text-box>
            <text:list text:style-name="L4">
              <text:list-item>
                <text:p text:style-name="P6"><text:span text:style-name="T19">-- FstN.hs</text:span></text:p>
              </text:list-item>
              <text:list-item>
                <text:p text:style-name="P6"><text:span text:style-name="T19">{-# LANGUAGE TemplateHaskell #-}</text:span></text:p>
              </text:list-item>
              <text:list-item>
                <text:p text:style-name="P6"><text:span text:style-name="T20">module</text:span><text:span text:style-name="T21"> </text:span><text:span text:style-name="T22">FstN</text:span><text:span text:style-name="T21"> </text:span><text:span text:style-name="T20">where</text:span></text:p>
              </text:list-item>
              <text:list-item>
                <text:p text:style-name="P6"><text:span text:style-name="T20">import</text:span><text:span text:style-name="T21"> </text:span><text:span text:style-name="T22">Language.Haskell.TH</text:span></text:p>
              </text:list-item>
            </text:list>
            <text:list text:style-name="L3">
              <text:list-header>
                <text:p text:style-name="P5"><text:span text:style-name="T21"/></text:p>
              </text:list-header>
            </text:list>
            <text:list text:style-name="L4">
              <text:list-item>
                <text:p text:style-name="P6"><text:span text:style-name="T23">fstN</text:span><text:span text:style-name="T21"> </text:span><text:span text:style-name="T20">::</text:span><text:span text:style-name="T21"> </text:span><text:span text:style-name="T19">Q</text:span><text:span text:style-name="T21"> </text:span><text:span text:style-name="T19">Exp</text:span></text:p>
              </text:list-item>
              <text:list-item>
                <text:p text:style-name="P6"><text:span text:style-name="T23">fstN</text:span><text:span text:style-name="T21"> n </text:span><text:span text:style-name="T20">=</text:span><text:span text:style-name="T21"> </text:span><text:span text:style-name="T20">do</text:span></text:p>
              </text:list-item>
              <text:list-item>
                <text:p text:style-name="P6"><text:span text:style-name="T21"><text:s text:c="4"/></text:span><text:span text:style-name="T21">x </text:span><text:span text:style-name="T20">&lt;-</text:span><text:span text:style-name="T21"> newName </text:span><text:span text:style-name="T24">"x”</text:span></text:p>
              </text:list-item>
              <text:list-item>
                <text:p text:style-name="P6"><text:span text:style-name="T21"><text:s text:c="4"/></text:span><text:span text:style-name="T21">return $ </text:span><text:span text:style-name="T19">LamE</text:span><text:span text:style-name="T21"> [</text:span><text:span text:style-name="T19">TupP</text:span><text:span text:style-name="T21"> $</text:span></text:p>
              </text:list-item>
              <text:list-item>
                <text:p text:style-name="P6"><text:span text:style-name="T19"><text:s text:c="8"/></text:span><text:span text:style-name="T19">VarP</text:span><text:span text:style-name="T21"> x </text:span><text:span text:style-name="T19">:</text:span><text:span text:style-name="T21"> replicate (n-</text:span><text:span text:style-name="T25">1</text:span><text:span text:style-name="T21">) </text:span><text:span text:style-name="T19">WildP</text:span><text:span text:style-name="T21">] (</text:span><text:span text:style-name="T19">VarE</text:span><text:span text:style-name="T21"> x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OK, how about explaining it?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3">
              <text:list-item>
                <text:p text:style-name="P7"><text:span text:style-name="T26">Every time you want to write something in TH, you start with:</text:span></text:p>
              </text:list-item>
            </text:list>
            <text:list text:style-name="L4">
              <text:list-item>
                <text:p text:style-name="P8"><text:span text:style-name="T27">runQ</text:span><text:span text:style-name="T28"> [| ... |]</text:span></text:p>
              </text:list-item>
              <text:list-item>
                <text:p text:style-name="P8"><text:span text:style-name="T26"/></text:p>
              </text:list-item>
            </text:list>
            <text:list text:style-name="L3">
              <text:list-item>
                <text:p text:style-name="P7"><text:span text:style-name="T26">GHC will tell you how to write it. For example, if we wanted to write a splice that will produce </text:span><text:span text:style-name="T29">\</text:span><text:span text:style-name="T30">(x,</text:span><text:span text:style-name="T31">_</text:span><text:span text:style-name="T30">,</text:span><text:span text:style-name="T31">_</text:span><text:span text:style-name="T30">) </text:span><text:span text:style-name="T32">-&gt;</text:span><text:span text:style-name="T30"> x</text:span></text:p>
                <text:p text:style-name="P7"><text:span text:style-name="T26"/></text:p>
              </text:list-item>
            </text:list>
            <text:list text:style-name="L4">
              <text:list-item>
                <text:p text:style-name="P8"><text:span text:style-name="T28">$ ghci –fth</text:span></text:p>
              </text:list-item>
              <text:list-item>
                <text:p text:style-name="P8"><text:span text:style-name="T28">&gt; :m +Language.Haskell.TH</text:span></text:p>
              </text:list-item>
              <text:list-item>
                <text:p text:style-name="P8"><text:span text:style-name="T28">&gt; </text:span><text:span text:style-name="T33">runQ</text:span><text:span text:style-name="T34"> [| </text:span><text:span text:style-name="T33">\</text:span><text:span text:style-name="T34">(x,</text:span><text:span text:style-name="T35">_</text:span><text:span text:style-name="T34">,</text:span><text:span text:style-name="T35">_</text:span><text:span text:style-name="T34">) </text:span><text:span text:style-name="T35">-&gt;</text:span><text:span text:style-name="T34"> x |]</text:span></text:p>
              </text:list-item>
              <text:list-item>
                <text:p text:style-name="P8"><text:span text:style-name="T36">LamE</text:span><text:span text:style-name="T34"> [</text:span><text:span text:style-name="T36">TupP</text:span><text:span text:style-name="T34"> [</text:span><text:span text:style-name="T36">VarP</text:span><text:span text:style-name="T34"> x_1,</text:span><text:span text:style-name="T36">WildP</text:span><text:span text:style-name="T34">,</text:span><text:span text:style-name="T36">WildP</text:span><text:span text:style-name="T34">]] (</text:span><text:span text:style-name="T36">VarE</text:span><text:span text:style-name="T34"> x_1)</text:span></text:p>
              </text:list-item>
              <text:list-item>
                <text:p text:style-name="P8"><text:span text:style-name="T37">&gt; :t it</text:span></text:p>
              </text:list-item>
              <text:list-item>
                <text:p text:style-name="P8"><text:span text:style-name="T33">it</text:span><text:span text:style-name="T34"> </text:span><text:span text:style-name="T35">::</text:span><text:span text:style-name="T34"> </text:span><text:span text:style-name="T36">Exp</text:span></text:p>
              </text:list-item>
            </text:list>
            <text:list text:style-name="L3">
              <text:list-header>
                <text:p text:style-name="P7"><text:span text:style-name="T26"/></text:p>
              </text:list-header>
              <text:list-item>
                <text:p text:style-name="P7"><text:span text:style-name="T26">That’s it, no need to remember anything! Just ask GHC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Writing </text:span><text:span text:style-name="T38">fst3</text:span><text:span text:style-name="T3"> in TH</text:span></text:p>
          </draw:text-box>
        </draw:frame>
        <draw:frame draw:name="Content Placeholder 2" presentation:style-name="pr5" draw:text-style-name="P2" draw:layer="layout" svg:width="22.86cm" svg:height="13.716cm" svg:x="1.27cm" svg:y="3.429cm" presentation:class="outline">
          <draw:text-box>
            <text:list text:style-name="L3">
              <text:list-item>
                <text:p text:style-name="P7"><text:span text:style-name="T39">So we already have an </text:span><text:span text:style-name="T40">Exp</text:span><text:span text:style-name="T39">, how about those </text:span><text:span text:style-name="T28">x_1</text:span><text:span text:style-name="T39">?</text:span></text:p>
              </text:list-item>
            </text:list>
            <text:list text:style-name="L4">
              <text:list-item>
                <text:p text:style-name="P8"><text:span text:style-name="T41">LamE</text:span><text:span text:style-name="T42"> [</text:span><text:span text:style-name="T41">TupP</text:span><text:span text:style-name="T42"> [</text:span><text:span text:style-name="T41">VarP</text:span><text:span text:style-name="T42"> x_1,</text:span><text:span text:style-name="T41">WildP</text:span><text:span text:style-name="T42">,</text:span><text:span text:style-name="T41">WildP</text:span><text:span text:style-name="T42">]] (</text:span><text:span text:style-name="T41">VarE</text:span><text:span text:style-name="T42"> x_1)</text:span></text:p>
              </text:list-item>
            </text:list>
            <text:list text:style-name="L3">
              <text:list-header>
                <text:p text:style-name="P7"><text:span text:style-name="T39"/></text:p>
              </text:list-header>
            </text:list>
            <text:list text:style-name="L4">
              <text:list-item>
                <text:p text:style-name="P8"><text:span text:style-name="T43">&gt; :t (VarP, VarE)</text:span></text:p>
              </text:list-item>
              <text:list-item>
                <text:p text:style-name="P8"><text:span text:style-name="T42">(</text:span><text:span text:style-name="T41">VarP</text:span><text:span text:style-name="T42">, </text:span><text:span text:style-name="T41">VarE</text:span><text:span text:style-name="T42">) </text:span><text:span text:style-name="T44">::</text:span><text:span text:style-name="T42"> (</text:span><text:span text:style-name="T41">Name</text:span><text:span text:style-name="T42"> </text:span><text:span text:style-name="T44">-&gt;</text:span><text:span text:style-name="T42"> </text:span><text:span text:style-name="T41">Pat</text:span><text:span text:style-name="T42">, </text:span><text:span text:style-name="T41">Name</text:span><text:span text:style-name="T42"> </text:span><text:span text:style-name="T44">-&gt;</text:span><text:span text:style-name="T42"> </text:span><text:span text:style-name="T41">Exp</text:span><text:span text:style-name="T42">)</text:span></text:p>
              </text:list-item>
              <text:list-item>
                <text:p text:style-name="P8"><text:span text:style-name="T39"/></text:p>
              </text:list-item>
            </text:list>
            <text:list text:style-name="L3">
              <text:list-item>
                <text:p text:style-name="P7"><text:span text:style-name="T39">So, </text:span><text:span text:style-name="T45">VarP</text:span><text:span text:style-name="T39"> and </text:span><text:span text:style-name="T45">VarE</text:span><text:span text:style-name="T39"> takes a Name. Let’s see how we can satisfy them:</text:span></text:p>
              </text:list-item>
            </text:list>
            <text:list text:style-name="L4">
              <text:list-item>
                <text:p text:style-name="P8"><text:span text:style-name="T43">&gt; :t newName</text:span></text:p>
              </text:list-item>
              <text:list-item>
                <text:p text:style-name="P8"><text:span text:style-name="T27">newName</text:span><text:span text:style-name="T28"> </text:span><text:span text:style-name="T46">::</text:span><text:span text:style-name="T28"> </text:span><text:span text:style-name="T45">String</text:span><text:span text:style-name="T28"> </text:span><text:span text:style-name="T46">-&gt;</text:span><text:span text:style-name="T28"> </text:span><text:span text:style-name="T45">Q</text:span><text:span text:style-name="T28"> </text:span><text:span text:style-name="T45">Name</text:span></text:p>
              </text:list-item>
              <text:list-item>
                <text:p text:style-name="P8"><text:span text:style-name="T39"/></text:p>
              </text:list-item>
            </text:list>
            <text:list text:style-name="L3">
              <text:list-item>
                <text:p text:style-name="P7"><text:span text:style-name="T39">A ha! So we can just plug it into the expression GHC gave us:</text:span></text:p>
              </text:list-item>
            </text:list>
            <text:list text:style-name="L4">
              <text:list-item>
                <text:p text:style-name="P8"><text:span text:style-name="T47">fst3</text:span><text:span text:style-name="T48"> </text:span><text:span text:style-name="T49">=</text:span><text:span text:style-name="T48"> </text:span><text:span text:style-name="T49">do</text:span></text:p>
              </text:list-item>
              <text:list-item>
                <text:p text:style-name="P8"><text:span text:style-name="T28"><text:s text:c="4"/></text:span><text:span text:style-name="T28">x </text:span><text:span text:style-name="T46">&lt;-</text:span><text:span text:style-name="T28"> newName </text:span><text:span text:style-name="T50">"x"</text:span></text:p>
              </text:list-item>
              <text:list-item>
                <text:p text:style-name="P8"><text:span text:style-name="T28"><text:s text:c="4"/></text:span><text:span text:style-name="T45">LamE</text:span><text:span text:style-name="T28"> [</text:span><text:span text:style-name="T45">TupP</text:span><text:span text:style-name="T28"> [</text:span><text:span text:style-name="T45">VarP</text:span><text:span text:style-name="T28"> x,</text:span><text:span text:style-name="T45">WildP</text:span><text:span text:style-name="T28">,</text:span><text:span text:style-name="T45">WildP</text:span><text:span text:style-name="T28">]] (</text:span><text:span text:style-name="T45">VarE</text:span><text:span text:style-name="T28"> x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Evolving </text:span><text:span text:style-name="T38">fst3</text:span><text:span text:style-name="T3"> into </text:span><text:span text:style-name="T51">fstN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 presentation:user-transformed="true">
          <draw:text-box>
            <text:list text:style-name="L3">
              <text:list-item>
                <text:p text:style-name="P7"><text:span text:style-name="T26">The following corresponds to the expression </text:span><text:span text:style-name="T23">\</text:span><text:span text:style-name="T21">(x,</text:span><text:span text:style-name="T20">_</text:span><text:span text:style-name="T21">,</text:span><text:span text:style-name="T20">_</text:span><text:span text:style-name="T21">) </text:span><text:span text:style-name="T20">-&gt;</text:span><text:span text:style-name="T21"> x</text:span></text:p>
              </text:list-item>
            </text:list>
            <text:list text:style-name="L4">
              <text:list-item>
                <text:p text:style-name="P8"><text:span text:style-name="T52">fst3</text:span><text:span text:style-name="T53"> </text:span><text:span text:style-name="T54">=</text:span><text:span text:style-name="T53"> </text:span><text:span text:style-name="T54">do</text:span></text:p>
              </text:list-item>
              <text:list-item>
                <text:p text:style-name="P8"><text:span text:style-name="T43"><text:s text:c="4"/></text:span><text:span text:style-name="T43">x </text:span><text:span text:style-name="T55">&lt;-</text:span><text:span text:style-name="T43"> newName </text:span><text:span text:style-name="T56">"x"</text:span></text:p>
              </text:list-item>
              <text:list-item>
                <text:p text:style-name="P8"><text:span text:style-name="T43"><text:s text:c="4"/></text:span><text:span text:style-name="T57">LamE</text:span><text:span text:style-name="T43"> [</text:span><text:span text:style-name="T57">TupP</text:span><text:span text:style-name="T43"> [</text:span><text:span text:style-name="T57">VarP</text:span><text:span text:style-name="T43"> x,</text:span><text:span text:style-name="T57">WildP</text:span><text:span text:style-name="T43">,</text:span><text:span text:style-name="T57">WildP</text:span><text:span text:style-name="T43">]] (</text:span><text:span text:style-name="T57">VarE</text:span><text:span text:style-name="T43"> x)</text:span></text:p>
              </text:list-item>
            </text:list>
            <text:list text:style-name="L3">
              <text:list-header>
                <text:p text:style-name="P7"><text:span text:style-name="T26"/></text:p>
              </text:list-header>
              <text:list-item>
                <text:p text:style-name="P7"><text:span text:style-name="T26">Not surprisingly, to make </text:span><text:span text:style-name="T58">fst4</text:span><text:span text:style-name="T26">, we just need to make 3 </text:span><text:span text:style-name="T19">WildP</text:span><text:span text:style-name="T26">:</text:span></text:p>
              </text:list-item>
            </text:list>
            <text:list text:style-name="L4">
              <text:list-item>
                <text:p text:style-name="P8"><text:span text:style-name="T52">fst4</text:span><text:span text:style-name="T53"> </text:span><text:span text:style-name="T54">=</text:span><text:span text:style-name="T53"> </text:span><text:span text:style-name="T54">do</text:span></text:p>
              </text:list-item>
              <text:list-item>
                <text:p text:style-name="P8"><text:span text:style-name="T43"><text:s text:c="4"/></text:span><text:span text:style-name="T43">x </text:span><text:span text:style-name="T55">&lt;-</text:span><text:span text:style-name="T43"> newName </text:span><text:span text:style-name="T56">"x"</text:span></text:p>
              </text:list-item>
              <text:list-item>
                <text:p text:style-name="P8"><text:span text:style-name="T43"><text:s text:c="4"/></text:span><text:span text:style-name="T57">LamE</text:span><text:span text:style-name="T43"> [</text:span><text:span text:style-name="T57">TupP</text:span><text:span text:style-name="T43"> [</text:span><text:span text:style-name="T57">VarP</text:span><text:span text:style-name="T43"> x,</text:span><text:span text:style-name="T57">WildP</text:span><text:span text:style-name="T43">,</text:span><text:span text:style-name="T57">WildP</text:span><text:span text:style-name="T43">,</text:span><text:span text:style-name="T57">WildP</text:span><text:span text:style-name="T43">]] (</text:span><text:span text:style-name="T57">VarE</text:span><text:span text:style-name="T43"> x)</text:span></text:p>
              </text:list-item>
            </text:list>
            <text:list text:style-name="L3">
              <text:list-header>
                <text:p text:style-name="P7"><text:span text:style-name="T59"/></text:p>
              </text:list-header>
              <text:list-item>
                <text:p text:style-name="P7"><text:span text:style-name="T59">And we can easily generalize it into </text:span><text:span text:style-name="T23">fstN</text:span></text:p>
              </text:list-item>
            </text:list>
            <text:list text:style-name="L4">
              <text:list-item>
                <text:p text:style-name="P8"><text:span text:style-name="T60">fstN</text:span><text:span text:style-name="T43"> n </text:span><text:span text:style-name="T55">=</text:span><text:span text:style-name="T43"> </text:span><text:span text:style-name="T55">do</text:span></text:p>
              </text:list-item>
              <text:list-item>
                <text:p text:style-name="P8"><text:span text:style-name="T43"><text:s text:c="4"/></text:span><text:span text:style-name="T43">x </text:span><text:span text:style-name="T55">&lt;-</text:span><text:span text:style-name="T43"> newName </text:span><text:span text:style-name="T56">"x"</text:span></text:p>
              </text:list-item>
              <text:list-item>
                <text:p text:style-name="P8"><text:span text:style-name="T43"><text:s text:c="4"/></text:span><text:span text:style-name="T57">LamE</text:span><text:span text:style-name="T43"> [</text:span><text:span text:style-name="T57">TupP</text:span><text:span text:style-name="T43"> (</text:span><text:span text:style-name="T57">VarP</text:span><text:span text:style-name="T43"> x </text:span><text:span text:style-name="T57">:</text:span><text:span text:style-name="T43"> replicate (n-</text:span><text:span text:style-name="T61">1</text:span><text:span text:style-name="T43">) </text:span><text:span text:style-name="T57">WildP</text:span><text:span text:style-name="T43">)] (</text:span><text:span text:style-name="T57">VarE</text:span><text:span text:style-name="T43"> x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Using </text:span><text:span text:style-name="T51">fstN</text:span></text:p>
          </draw:text-box>
        </draw:frame>
        <draw:frame draw:name="Content Placeholder 2" presentation:style-name="pr5" draw:text-style-name="P2" draw:layer="layout" svg:width="22.86cm" svg:height="13.716cm" svg:x="1.27cm" svg:y="3.641cm" presentation:class="outline">
          <draw:text-box>
            <text:list text:style-name="L3">
              <text:list-item>
                <text:p text:style-name="P5"><text:span text:style-name="T16">For technical reasons, splices must be defined in a separate module.</text:span></text:p>
              </text:list-item>
              <text:list-item>
                <text:p text:style-name="P5"><text:span text:style-name="T16">So we need to create a new module to use the splice we defined:</text:span></text:p>
                <text:p text:style-name="P5"><text:span text:style-name="T16"/></text:p>
              </text:list-item>
            </text:list>
            <text:list text:style-name="L4">
              <text:list-item>
                <text:p text:style-name="P6"><text:span text:style-name="T19">-- TestFstN.hs</text:span></text:p>
              </text:list-item>
              <text:list-item>
                <text:p text:style-name="P6"><text:span text:style-name="T23">main</text:span><text:span text:style-name="T21"> </text:span><text:span text:style-name="T20">=</text:span><text:span text:style-name="T21"> print $ $(fstN </text:span><text:span text:style-name="T25">3</text:span><text:span text:style-name="T21">) (</text:span><text:span text:style-name="T24">"hello world"</text:span><text:span text:style-name="T21">, </text:span><text:span text:style-name="T25">1</text:span><text:span text:style-name="T21">, </text:span><text:span text:style-name="T25">3</text:span><text:span text:style-name="T21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1-Layout1-title-Title-Slide" presentation:presentation-page-layout-name="AL1T33">
        <draw:frame draw:name="Title 9" presentation:style-name="pr1" draw:text-style-name="P2" draw:layer="layout" svg:width="19.05cm" svg:height="2.752cm" svg:x="3.387cm" svg:y="10.795cm" presentation:class="title">
          <draw:text-box>
            <text:p text:style-name="P1"><text:span text:style-name="T1">Quasi Quotes</text:span></text:p>
          </draw:text-box>
        </draw:frame>
        <draw:frame draw:name="Subtitle 11" presentation:style-name="pr7" draw:text-style-name="P2" draw:layer="layout" svg:width="19.05cm" svg:height="1.482cm" svg:x="3.387cm" svg:y="14.235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1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Quasi Quotes</text:span></text:p>
          </draw:text-box>
        </draw:frame>
        <draw:frame draw:name="Content Placeholder 2" presentation:style-name="pr5" draw:text-style-name="P2" draw:layer="layout" svg:width="22.86cm" svg:height="13.716cm" svg:x="1.27cm" svg:y="3.641cm" presentation:class="outline">
          <draw:text-box>
            <text:list text:style-name="L3">
              <text:list-item>
                <text:p text:style-name="P7"><text:span text:style-name="T62">The </text:span><text:span text:style-name="T63">[| … |]</text:span><text:span text:style-name="T62"> notation that you just used is the quasi quotes for Haskell expression.</text:span></text:p>
              </text:list-item>
              <text:list-item>
                <text:p text:style-name="P7"><text:span text:style-name="T62">The contents within quasi quotes will be parsed at compile time.</text:span></text:p>
              </text:list-item>
              <text:list-item>
                <text:p text:style-name="P7"><text:span text:style-name="T62">Example: in </text:span><text:span text:style-name="T63">Data.Array.Repa.Stencil</text:span><text:span text:style-name="T62">, you could define a stencil like this</text:span></text:p>
              </text:list-item>
            </text:list>
            <text:list text:style-name="L4">
              <text:list-item>
                <text:p text:style-name="P8"><text:span text:style-name="T64">[stencil2| <text:s/></text:span><text:span text:style-name="T65">0</text:span><text:span text:style-name="T64"> </text:span><text:span text:style-name="T65">1</text:span><text:span text:style-name="T64"> </text:span><text:span text:style-name="T65">0</text:span></text:p>
              </text:list-item>
              <text:list-item>
                <text:p text:style-name="P8"><text:span text:style-name="T64"><text:s text:c="12"/></text:span><text:span text:style-name="T65">1</text:span><text:span text:style-name="T64"> </text:span><text:span text:style-name="T65">0</text:span><text:span text:style-name="T64"> </text:span><text:span text:style-name="T65">1</text:span></text:p>
              </text:list-item>
              <text:list-item>
                <text:p text:style-name="P8"><text:span text:style-name="T64"><text:s text:c="12"/></text:span><text:span text:style-name="T65">0</text:span><text:span text:style-name="T64"> </text:span><text:span text:style-name="T65">1</text:span><text:span text:style-name="T64"> </text:span><text:span text:style-name="T65">0</text:span><text:span text:style-name="T64"> |]</text:span></text:p>
              </text:list-item>
              <text:list-item>
                <text:p text:style-name="P8"><text:span text:style-name="T64"/></text:p>
              </text:list-item>
            </text:list>
            <text:list text:style-name="L3">
              <text:list-item>
                <text:p text:style-name="P7"><text:span text:style-name="T66">It is converted to:</text:span></text:p>
              </text:list-item>
            </text:list>
            <text:list text:style-name="L4">
              <text:list-item>
                <text:p text:style-name="P8"><text:span text:style-name="T67">makeStencil2</text:span><text:span text:style-name="T64"> (</text:span><text:span text:style-name="T68">Z:.</text:span><text:span text:style-name="T65">3</text:span><text:span text:style-name="T68">:.</text:span><text:span text:style-name="T65">3</text:span><text:span text:style-name="T64">)</text:span></text:p>
              </text:list-item>
              <text:list-item>
                <text:p text:style-name="P8"><text:span text:style-name="T69"><text:s text:c="3"/></text:span><text:span text:style-name="T69">(</text:span><text:span text:style-name="T70">\</text:span><text:span text:style-name="T69">ix </text:span><text:span text:style-name="T71">-&gt;</text:span><text:span text:style-name="T69"> </text:span><text:span text:style-name="T71">case</text:span><text:span text:style-name="T69"> ix </text:span><text:span text:style-name="T71">of</text:span></text:p>
              </text:list-item>
              <text:list-item>
                <text:p text:style-name="P8"><text:span text:style-name="T69"><text:s text:c="13"/></text:span><text:span text:style-name="T72">Z</text:span><text:span text:style-name="T69"> </text:span><text:span text:style-name="T72">:.</text:span><text:span text:style-name="T69"> -</text:span><text:span text:style-name="T73">1</text:span><text:span text:style-name="T69"> </text:span><text:span text:style-name="T72">:.</text:span><text:span text:style-name="T69"> <text:s/></text:span><text:span text:style-name="T73">0</text:span><text:span text:style-name="T69"> <text:s/></text:span><text:span text:style-name="T71">-&gt;</text:span><text:span text:style-name="T69"> </text:span><text:span text:style-name="T72">Just</text:span><text:span text:style-name="T69"> </text:span><text:span text:style-name="T73">1</text:span></text:p>
              </text:list-item>
              <text:list-item>
                <text:p text:style-name="P8"><text:span text:style-name="T69"><text:s text:c="13"/></text:span><text:span text:style-name="T72">Z</text:span><text:span text:style-name="T69"> </text:span><text:span text:style-name="T72">:.</text:span><text:span text:style-name="T69"> <text:s/></text:span><text:span text:style-name="T73">0</text:span><text:span text:style-name="T69"> </text:span><text:span text:style-name="T72">:.</text:span><text:span text:style-name="T69"> -</text:span><text:span text:style-name="T73">1</text:span><text:span text:style-name="T69"> <text:s/></text:span><text:span text:style-name="T71">-&gt;</text:span><text:span text:style-name="T69"> </text:span><text:span text:style-name="T72">Just</text:span><text:span text:style-name="T69"> </text:span><text:span text:style-name="T73">1</text:span></text:p>
              </text:list-item>
              <text:list-item>
                <text:p text:style-name="P8"><text:span text:style-name="T69"><text:s text:c="13"/></text:span><text:span text:style-name="T72">Z</text:span><text:span text:style-name="T69"> </text:span><text:span text:style-name="T72">:.</text:span><text:span text:style-name="T69"> <text:s/></text:span><text:span text:style-name="T73">0</text:span><text:span text:style-name="T69"> </text:span><text:span text:style-name="T72">:.</text:span><text:span text:style-name="T69"> <text:s/></text:span><text:span text:style-name="T73">1</text:span><text:span text:style-name="T69"> <text:s/></text:span><text:span text:style-name="T71">-&gt;</text:span><text:span text:style-name="T69"> </text:span><text:span text:style-name="T72">Just</text:span><text:span text:style-name="T69"> </text:span><text:span text:style-name="T73">1</text:span></text:p>
              </text:list-item>
              <text:list-item>
                <text:p text:style-name="P8"><text:span text:style-name="T69"><text:s text:c="13"/></text:span><text:span text:style-name="T72">Z</text:span><text:span text:style-name="T69"> </text:span><text:span text:style-name="T72">:.</text:span><text:span text:style-name="T69"> <text:s/></text:span><text:span text:style-name="T73">1</text:span><text:span text:style-name="T69"> </text:span><text:span text:style-name="T72">:.</text:span><text:span text:style-name="T69"> <text:s/></text:span><text:span text:style-name="T73">0</text:span><text:span text:style-name="T69"> <text:s/></text:span><text:span text:style-name="T71">-&gt;</text:span><text:span text:style-name="T69"> </text:span><text:span text:style-name="T72">Just</text:span><text:span text:style-name="T69"> </text:span><text:span text:style-name="T73">1</text:span></text:p>
              </text:list-item>
              <text:list-item>
                <text:p text:style-name="P8"><text:span text:style-name="T69"><text:s text:c="13"/></text:span><text:span text:style-name="T71">_</text:span><text:span text:style-name="T69"> <text:s text:c="13"/></text:span><text:span text:style-name="T71">-&gt;</text:span><text:span text:style-name="T69"> </text:span><text:span text:style-name="T72">Nothing</text:span><text:span text:style-name="T69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2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Quasi Quotes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3">
              <text:list-item>
                <text:p text:style-name="P5"><text:span text:style-name="T16">When you do </text:span><text:span text:style-name="T74">[| </text:span><text:span text:style-name="T75">\</text:span><text:span text:style-name="T74">x </text:span><text:span text:style-name="T76">-&gt;</text:span><text:span text:style-name="T74"> x |]</text:span><text:span text:style-name="T16">, the string inside the brackets is parsed by the Haskell compiler and gives you back the AST (Abstract Syntax Tre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Let’s do a simple example</text:span></text:p>
          </draw:text-box>
        </draw:frame>
        <draw:frame draw:name="Content Placeholder 2" presentation:style-name="pr5" draw:text-style-name="P2" draw:layer="layout" svg:width="22.86cm" svg:height="13.716cm" svg:x="1.27cm" svg:y="3.429cm" presentation:class="outline" presentation:user-transformed="true">
          <draw:text-box>
            <text:list text:style-name="L3">
              <text:list-item>
                <text:p text:style-name="P7"><text:span text:style-name="T62">We will build a structure to represent HTML documents</text:span></text:p>
              </text:list-item>
              <text:list-item>
                <text:p text:style-name="P7"><text:span text:style-name="T62">For simplicity, we omit attributes, self closing tags, etc.</text:span></text:p>
              </text:list-item>
            </text:list>
            <text:list text:style-name="L4">
              <text:list-item>
                <text:p text:style-name="P8"><text:span text:style-name="T72">-- HTML.hs</text:span></text:p>
              </text:list-item>
              <text:list-item>
                <text:p text:style-name="P8"><text:span text:style-name="T72">{-# LANGUAGE TemplateHaskell, QuasiQuotes #-}</text:span></text:p>
              </text:list-item>
              <text:list-item>
                <text:p text:style-name="P8"><text:span text:style-name="T71">module</text:span><text:span text:style-name="T69"> </text:span><text:span text:style-name="T77">HTML</text:span><text:span text:style-name="T69"> </text:span><text:span text:style-name="T71">where</text:span></text:p>
              </text:list-item>
              <text:list-item>
                <text:p text:style-name="P8"><text:span text:style-name="T71">data</text:span><text:span text:style-name="T69"> </text:span><text:span text:style-name="T72">Node</text:span><text:span text:style-name="T69"> </text:span><text:span text:style-name="T71">=</text:span><text:span text:style-name="T69"> </text:span><text:span text:style-name="T72">Tag</text:span><text:span text:style-name="T69"> </text:span><text:span text:style-name="T72">String</text:span><text:span text:style-name="T69"> [</text:span><text:span text:style-name="T72">Node</text:span><text:span text:style-name="T69">] </text:span><text:span text:style-name="T72">-- tag name, children</text:span></text:p>
              </text:list-item>
              <text:list-item>
                <text:p text:style-name="P8"><text:span text:style-name="T78"><text:s text:c="10"/></text:span><text:span text:style-name="T78">| </text:span><text:span text:style-name="T79">Text</text:span><text:span text:style-name="T78"> </text:span><text:span text:style-name="T79">String</text:span></text:p>
              </text:list-item>
              <text:list-item>
                <text:p text:style-name="P8"><text:span text:style-name="T69"><text:s text:c="10"/></text:span><text:span text:style-name="T71">deriving</text:span><text:span text:style-name="T69"> </text:span><text:span text:style-name="T72">Show</text:span></text:p>
              </text:list-item>
              <text:list-item>
                <text:p text:style-name="P8"><text:span text:style-name="T63"/></text:p>
              </text:list-item>
            </text:list>
            <text:list text:style-name="L3">
              <text:list-item>
                <text:p text:style-name="P7"><text:span text:style-name="T62">Our target is to use quasi quotes to build a document tree:</text:span></text:p>
              </text:list-item>
            </text:list>
            <text:list text:style-name="L4">
              <text:list-item>
                <text:p text:style-name="P8"><text:span text:style-name="T72">-- HTMLTest.hs</text:span></text:p>
              </text:list-item>
              <text:list-item>
                <text:p text:style-name="P8"><text:span text:style-name="T71">import</text:span><text:span text:style-name="T69"> </text:span><text:span text:style-name="T77">HTML</text:span></text:p>
              </text:list-item>
              <text:list-item>
                <text:p text:style-name="P8"><text:span text:style-name="T70">doc</text:span><text:span text:style-name="T69"> </text:span><text:span text:style-name="T71">::</text:span><text:span text:style-name="T69"> </text:span><text:span text:style-name="T72">Node</text:span></text:p>
              </text:list-item>
              <text:list-item>
                <text:p text:style-name="P8"><text:span text:style-name="T70">doc</text:span><text:span text:style-name="T69"> </text:span><text:span text:style-name="T71">=</text:span><text:span text:style-name="T69"> [html|&lt;html&gt;</text:span><text:span text:style-name="T72">Hello</text:span><text:span text:style-name="T69">, &lt;strong&gt;</text:span><text:span text:style-name="T72">TH</text:span><text:span text:style-name="T69">&lt;/strong&gt; world!&lt;/html&gt;]</text:span></text:p>
              </text:list-item>
              <text:list-item>
                <text:p text:style-name="P8"><text:span text:style-name="T69"><text:s text:c="3"/></text:span><text:span text:style-name="T72">-- Node "html" [Text "Hello, ”,</text:span></text:p>
              </text:list-item>
              <text:list-item>
                <text:p text:style-name="P8"><text:span text:style-name="T72"><text:s text:c="19"/></text:span><text:span text:style-name="T72">Tag "strong" [Text "TH"],</text:span></text:p>
              </text:list-item>
              <text:list-item>
                <text:p text:style-name="P8"><text:span text:style-name="T72"><text:s text:c="19"/></text:span><text:span text:style-name="T72">Text " world!"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3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First, a simple HTML parser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3">
              <text:list-item>
                <text:p text:style-name="P7"><text:span text:style-name="T26">We’ll sidetrack a bit and make a dead simple HTML parser using Parsec</text:span></text:p>
              </text:list-item>
              <text:list-item>
                <text:p text:style-name="P7"><text:span text:style-name="T26">Our focus here isn’t Parsec so we can just skim over this function that does the right thing</text:span></text:p>
              </text:list-item>
            </text:list>
            <text:list text:style-name="L4">
              <text:list-item>
                <text:p text:style-name="P8"><text:span text:style-name="T19">-- HTML.hs</text:span></text:p>
              </text:list-item>
              <text:list-item>
                <text:p text:style-name="P8"><text:span text:style-name="T23">textNode</text:span><text:span text:style-name="T21"> </text:span><text:span text:style-name="T20">::</text:span><text:span text:style-name="T21"> </text:span><text:span text:style-name="T19">Parser</text:span><text:span text:style-name="T21"> </text:span><text:span text:style-name="T19">Node</text:span></text:p>
              </text:list-item>
              <text:list-item>
                <text:p text:style-name="P8"><text:span text:style-name="T23">textNode</text:span><text:span text:style-name="T21"> </text:span><text:span text:style-name="T20">=</text:span><text:span text:style-name="T21"> fmap </text:span><text:span text:style-name="T19">Text</text:span><text:span text:style-name="T21"> $ many1 $ satisfy (/=</text:span><text:span text:style-name="T24">'&lt;'</text:span><text:span text:style-name="T21">)</text:span></text:p>
              </text:list-item>
            </text:list>
            <text:list text:style-name="L3">
              <text:list-header>
                <text:p text:style-name="P7"><text:span text:style-name="T21"/></text:p>
              </text:list-header>
            </text:list>
            <text:list text:style-name="L4">
              <text:list-item>
                <text:p text:style-name="P8"><text:span text:style-name="T23">tagNode</text:span><text:span text:style-name="T21"> </text:span><text:span text:style-name="T20">::</text:span><text:span text:style-name="T21"> </text:span><text:span text:style-name="T19">Parser</text:span><text:span text:style-name="T21"> </text:span><text:span text:style-name="T19">Node</text:span></text:p>
              </text:list-item>
              <text:list-item>
                <text:p text:style-name="P8"><text:span text:style-name="T23">tagNode</text:span><text:span text:style-name="T21"> </text:span><text:span text:style-name="T20">=</text:span><text:span text:style-name="T21"> </text:span><text:span text:style-name="T20">do</text:span></text:p>
              </text:list-item>
              <text:list-item>
                <text:p text:style-name="P8"><text:span text:style-name="T21"><text:s text:c="4"/></text:span><text:span text:style-name="T21">tagName </text:span><text:span text:style-name="T20">&lt;-</text:span><text:span text:style-name="T21"> char </text:span><text:span text:style-name="T24">'&lt;'</text:span><text:span text:style-name="T21"> *&gt; many1 letter &lt;* char </text:span><text:span text:style-name="T24">'&gt;'</text:span></text:p>
              </text:list-item>
              <text:list-item>
                <text:p text:style-name="P8"><text:span text:style-name="T21"><text:s text:c="4"/></text:span><text:span text:style-name="T21">children </text:span><text:span text:style-name="T20">&lt;-</text:span><text:span text:style-name="T21"> many $ try tagNode &lt;|&gt; textNode</text:span></text:p>
              </text:list-item>
              <text:list-item>
                <text:p text:style-name="P8"><text:span text:style-name="T21"><text:s text:c="4"/></text:span><text:span text:style-name="T21">string </text:span><text:span text:style-name="T24">"&lt;/"</text:span><text:span text:style-name="T21"> &gt;&gt; string tagName &gt;&gt; char </text:span><text:span text:style-name="T24">'&gt;'</text:span></text:p>
              </text:list-item>
              <text:list-item>
                <text:p text:style-name="P8"><text:span text:style-name="T21"><text:s text:c="4"/></text:span><text:span text:style-name="T21">return $ </text:span><text:span text:style-name="T19">Tag</text:span><text:span text:style-name="T21"> tagName childre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24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A simple test for our parser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4">
              <text:list-item>
                <text:p text:style-name="P6"><text:span text:style-name="T43">$ ghci HTML.hs</text:span></text:p>
              </text:list-item>
              <text:list-item>
                <text:p text:style-name="P6"><text:span text:style-name="T63">&gt;</text:span><text:span text:style-name="T80"> parseTest</text:span><text:span text:style-name="T63"> tagNode </text:span><text:span text:style-name="T81">"&lt;html&gt;Hello, &lt;strong&gt;TH&lt;/strong&gt; world!&lt;/html&gt;"</text:span></text:p>
              </text:list-item>
              <text:list-item>
                <text:p text:style-name="P6"><text:span text:style-name="T82">Tag</text:span><text:span text:style-name="T63"> </text:span><text:span text:style-name="T81">"html"</text:span><text:span text:style-name="T63"> [</text:span><text:span text:style-name="T82">Text</text:span><text:span text:style-name="T63"> </text:span><text:span text:style-name="T81">"Hello, "</text:span><text:span text:style-name="T63">,</text:span><text:span text:style-name="T82">Tag</text:span><text:span text:style-name="T63"> </text:span><text:span text:style-name="T81">"strong"</text:span><text:span text:style-name="T63"> [</text:span><text:span text:style-name="T82">Text</text:span><text:span text:style-name="T63"> </text:span><text:span text:style-name="T81">"TH"</text:span><text:span text:style-name="T63">],</text:span><text:span text:style-name="T82">Text</text:span><text:span text:style-name="T63"> </text:span><text:span text:style-name="T81">" world!”</text:span><text:span text:style-name="T63">]</text:span></text:p>
              </text:list-item>
              <text:list-item>
                <text:p text:style-name="P6"><text:span text:style-name="T21"/></text:p>
              </text:list-item>
            </text:list>
            <text:list text:style-name="L3">
              <text:list-item>
                <text:p text:style-name="P5"><text:span text:style-name="T16">It works!</text:span></text:p>
              </text:list-item>
            </text:list>
            <text:list text:style-name="L4">
              <text:list-item>
                <text:p text:style-name="P6"><text:span text:style-name="T8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4" draw:style-name="dp1" draw:master-page-name="Master1-Layout4-twoObj-Two-Content">
        <draw:frame draw:name="Title 1" presentation:style-name="pr9" draw:text-style-name="P2" draw:layer="layout" svg:width="22.86cm" svg:height="2.54cm" svg:x="1.27cm" svg:y="0.635cm" presentation:class="title">
          <draw:text-box>
            <text:p text:style-name="P4"><text:span text:style-name="T3">Now we can write our QuasiQuoter</text:span></text:p>
          </draw:text-box>
        </draw:frame>
        <draw:frame draw:name="Content Placeholder 2" presentation:style-name="pr10" draw:text-style-name="P2" draw:layer="layout" svg:width="11.227cm" svg:height="13.716cm" svg:x="1.27cm" svg:y="3.387cm" presentation:class="outline">
          <draw:text-box>
            <text:list text:style-name="L4">
              <text:list-item>
                <text:p text:style-name="P8"><text:span text:style-name="T45">-- HTML.hs</text:span></text:p>
              </text:list-item>
              <text:list-item>
                <text:p text:style-name="P8"><text:span text:style-name="T45">Html</text:span><text:span text:style-name="T28"> </text:span><text:span text:style-name="T46">::</text:span><text:span text:style-name="T28"> </text:span><text:span text:style-name="T45">QuasiQuoter</text:span></text:p>
              </text:list-item>
              <text:list-item>
                <text:p text:style-name="P8"><text:span text:style-name="T45">Html</text:span><text:span text:style-name="T28"> </text:span><text:span text:style-name="T46">=</text:span><text:span text:style-name="T28"> </text:span><text:span text:style-name="T45">QuasiQuoter</text:span></text:p>
              </text:list-item>
              <text:list-item>
                <text:p text:style-name="P8"><text:span text:style-name="T28"><text:s text:c="4"/></text:span><text:span text:style-name="T28">htmlExpr</text:span></text:p>
              </text:list-item>
              <text:list-item>
                <text:p text:style-name="P8"><text:span text:style-name="T28"><text:s text:c="4"/></text:span><text:span text:style-name="T28">undefined</text:span></text:p>
              </text:list-item>
              <text:list-item>
                <text:p text:style-name="P8"><text:span text:style-name="T28"><text:s text:c="4"/></text:span><text:span text:style-name="T28">undefined</text:span></text:p>
              </text:list-item>
              <text:list-item>
                <text:p text:style-name="P8"><text:span text:style-name="T28"><text:s text:c="4"/></text:span><text:span text:style-name="T28">undefined</text:span></text:p>
              </text:list-item>
            </text:list>
            <text:list text:style-name="L3">
              <text:list-header>
                <text:p text:style-name="P7"><text:span text:style-name="T28"/></text:p>
              </text:list-header>
            </text:list>
            <text:list text:style-name="L4">
              <text:list-item>
                <text:p text:style-name="P8"><text:span text:style-name="T27">htmlExpr</text:span><text:span text:style-name="T28"> </text:span><text:span text:style-name="T46">::</text:span><text:span text:style-name="T28"> </text:span><text:span text:style-name="T45">String</text:span><text:span text:style-name="T28"> </text:span><text:span text:style-name="T46">-&gt;</text:span><text:span text:style-name="T28"> </text:span><text:span text:style-name="T45">Q</text:span><text:span text:style-name="T28"> </text:span><text:span text:style-name="T45">Exp</text:span></text:p>
              </text:list-item>
              <text:list-item>
                <text:p text:style-name="P8"><text:span text:style-name="T27">htmlExpr</text:span><text:span text:style-name="T28"> </text:span><text:span text:style-name="T46">=</text:span><text:span text:style-name="T28"> undefined</text:span></text:p>
              </text:list-item>
            </text:list>
            <text:list text:style-name="L3">
              <text:list-header>
                <text:p text:style-name="P7"><text:span text:style-name="T84"/></text:p>
              </text:list-header>
            </text:list>
          </draw:text-box>
        </draw:frame>
        <draw:frame draw:name="Content Placeholder 4" presentation:style-name="pr10" draw:text-style-name="P2" draw:layer="layout" svg:width="11.227cm" svg:height="13.716cm" svg:x="12.867cm" svg:y="3.378cm" presentation:class="outline">
          <draw:text-box>
            <text:list text:style-name="L3">
              <text:list-item>
                <text:p text:style-name="P7"><text:span text:style-name="T39">The </text:span><text:span text:style-name="T41">QuasiQuoter</text:span><text:span text:style-name="T39"> takes 4 parameters. Each will be called when the quasi quote is being invoked to create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84">An express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85">foo</text:span><text:span text:style-name="T86"> </text:span><text:span text:style-name="T87">=</text:span><text:span text:style-name="T86"> [html| ... |]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4">A pattern (for pattern matching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85">bar</text:span><text:span text:style-name="T86"> [html| ... |] </text:span><text:span text:style-name="T87">=</text:span><text:span text:style-name="T86"> </text:span><text:span text:style-name="T88">3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4">A type</text:span></text:p>
                  </text:list-item>
                  <text:list-item>
                    <text:p text:style-name="P9"><text:span text:style-name="T84">A top-level declaration</text:span></text:p>
                  </text:list-item>
                </text:list>
              </text:list-item>
            </text:list>
            <text:list text:style-name="L3">
              <text:list-header>
                <text:p text:style-name="P7"><text:span text:style-name="T39"/></text:p>
              </text:list-header>
              <text:list-item>
                <text:p text:style-name="P7"><text:span text:style-name="T39">We will do </text:span><text:span text:style-name="T89">expression</text:span><text:span text:style-name="T39"> and </text:span><text:span text:style-name="T89">pattern</text:span><text:span text:style-name="T39"> in this example</text:span></text:p>
              </text:list-item>
              <text:list-item>
                <text:p text:style-name="P7"><text:span text:style-name="T39">For more information consult GHC’s documentation</text:span></text:p>
                <text:p text:style-name="P7"><text:span text:style-name="T39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5" draw:style-name="dp1" draw:master-page-name="Master1-Layout2-obj-Title-and-Content" presentation:presentation-page-layout-name="AL1T33">
        <draw:frame draw:name="Title 1" presentation:style-name="pr12" draw:text-style-name="P2" draw:layer="layout" svg:width="22.86cm" svg:height="2.752cm" svg:x="1.27cm" svg:y="0.423cm" presentation:class="title" presentation:placeholder="true">
          <draw:text-box/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3">
              <text:list-item>
                <text:p text:style-name="P11"><text:span text:style-name="T23">htmlExpr</text:span><text:span text:style-name="T16"> is supposed to parse the contents within </text:span><text:span text:style-name="T83">[html| … |]</text:span><text:span text:style-name="T16"> and give back an </text:span><text:span text:style-name="T19">Exp</text:span></text:p>
              </text:list-item>
            </text:list>
            <text:list text:style-name="L4">
              <text:list-item>
                <text:p text:style-name="P12"><text:span text:style-name="T10">htmlExpr</text:span><text:span text:style-name="T11"> </text:span><text:span text:style-name="T90">::</text:span><text:span text:style-name="T11"> </text:span><text:span text:style-name="T18">String</text:span><text:span text:style-name="T11"> </text:span><text:span text:style-name="T90">-&gt;</text:span><text:span text:style-name="T11"> </text:span><text:span text:style-name="T18">Q</text:span><text:span text:style-name="T11"> </text:span><text:span text:style-name="T18">Exp</text:span></text:p>
              </text:list-item>
              <text:list-item>
                <text:p text:style-name="P12"><text:span text:style-name="T10">htmlExpr</text:span><text:span text:style-name="T11"> str </text:span><text:span text:style-name="T90">=</text:span><text:span text:style-name="T11"> </text:span><text:span text:style-name="T90">do</text:span></text:p>
              </text:list-item>
              <text:list-item>
                <text:p text:style-name="P12"><text:span text:style-name="T11"><text:s text:c="3"/></text:span><text:span text:style-name="T11">filename </text:span><text:span text:style-name="T90">&lt;-</text:span><text:span text:style-name="T11"> loc_filename `fmap` location</text:span></text:p>
              </text:list-item>
              <text:list-item>
                <text:p text:style-name="P12"><text:span text:style-name="T11"><text:s text:c="4"/></text:span><text:span text:style-name="T90">case</text:span><text:span text:style-name="T11"> parse tagNode filename str </text:span><text:span text:style-name="T90">of</text:span></text:p>
              </text:list-item>
              <text:list-item>
                <text:p text:style-name="P12"><text:span text:style-name="T11"><text:s text:c="8"/></text:span><text:span text:style-name="T18">Left</text:span><text:span text:style-name="T11"> err </text:span><text:span text:style-name="T90">-&gt;</text:span><text:span text:style-name="T11"> undefined</text:span></text:p>
              </text:list-item>
              <text:list-item>
                <text:p text:style-name="P12"><text:span text:style-name="T11"><text:s text:c="8"/></text:span><text:span text:style-name="T18">Right</text:span><text:span text:style-name="T11"> tag </text:span><text:span text:style-name="T90">-&gt;</text:span><text:span text:style-name="T11"> [| tag |]</text:span></text:p>
              </text:list-item>
              <text:list-item>
                <text:p text:style-name="P12"><text:span text:style-name="T83"/></text:p>
              </text:list-item>
            </text:list>
            <text:list text:style-name="L3">
              <text:list-item>
                <text:p text:style-name="P11"><text:span text:style-name="T16">As easy as that, </text:span><text:span text:style-name="T91">loc_filename</text:span><text:span text:style-name="T16"> and </text:span><text:span text:style-name="T91">location</text:span><text:span text:style-name="T16"> will give us the filename of the us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6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Let’s compile it!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4">
              <text:list-item>
                <text:p text:style-name="P6"><text:span text:style-name="T83">$ ghc HTML.hs</text:span></text:p>
              </text:list-item>
              <text:list-item>
                <text:p text:style-name="P6"><text:span text:style-name="T83">Error: No instance for (Lift Node) arising from arising of `tag’…</text:span></text:p>
              </text:list-item>
            </text:list>
            <text:list text:style-name="L3">
              <text:list-header>
                <text:p text:style-name="P5"><text:span text:style-name="T16"/></text:p>
              </text:list-header>
              <text:list-item>
                <text:p text:style-name="P5"><text:span text:style-name="T16">What is that? Well maybe we can satisfy it by implementing the Lift instance for Node, as instructed:</text:span></text:p>
              </text:list-item>
            </text:list>
            <text:list text:style-name="L4">
              <text:list-item>
                <text:p text:style-name="P6"><text:span text:style-name="T55">instance</text:span><text:span text:style-name="T43"> </text:span><text:span text:style-name="T57">Lift</text:span><text:span text:style-name="T43"> </text:span><text:span text:style-name="T57">Node</text:span><text:span text:style-name="T43"> </text:span><text:span text:style-name="T55">where</text:span></text:p>
              </text:list-item>
              <text:list-item>
                <text:p text:style-name="P6"><text:span text:style-name="T43"><text:s text:c="4"/></text:span><text:span text:style-name="T43">lift (</text:span><text:span text:style-name="T57">Text</text:span><text:span text:style-name="T43"> t) </text:span><text:span text:style-name="T55">=</text:span><text:span text:style-name="T43"> [| </text:span><text:span text:style-name="T57">Text</text:span><text:span text:style-name="T43"> t |]</text:span></text:p>
              </text:list-item>
              <text:list-item>
                <text:p text:style-name="P6"><text:span text:style-name="T43"><text:s text:c="4"/></text:span><text:span text:style-name="T43">lift (</text:span><text:span text:style-name="T57">Tag</text:span><text:span text:style-name="T43"> name children) </text:span><text:span text:style-name="T55">=</text:span><text:span text:style-name="T43"> [| </text:span><text:span text:style-name="T57">Tag</text:span><text:span text:style-name="T43"> name children |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7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Let’s try it out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4">
              <text:list-item>
                <text:p text:style-name="P12"><text:span text:style-name="T45">-- HTMLTest.hs</text:span></text:p>
              </text:list-item>
              <text:list-item>
                <text:p text:style-name="P12"><text:span text:style-name="T45">{-# LANGUAGE TemplateHaskell , QuasiQuotes #-}</text:span></text:p>
              </text:list-item>
              <text:list-item>
                <text:p text:style-name="P12"><text:span text:style-name="T46">import</text:span><text:span text:style-name="T28"> </text:span><text:span text:style-name="T92">HTML</text:span></text:p>
              </text:list-item>
              <text:list-item>
                <text:p text:style-name="P12"><text:span text:style-name="T27">main</text:span><text:span text:style-name="T28"> </text:span><text:span text:style-name="T46">=</text:span><text:span text:style-name="T28"> print [html|&lt;html&gt;</text:span><text:span text:style-name="T45">Hello</text:span><text:span text:style-name="T28">, &lt;strong&gt;</text:span><text:span text:style-name="T45">TH</text:span><text:span text:style-name="T28">&lt;/strong&gt; world!&lt;/html&gt;|]</text:span></text:p>
              </text:list-item>
            </text:list>
            <text:list text:style-name="L3">
              <text:list-header>
                <text:p text:style-name="P11"><text:span text:style-name="T21"/></text:p>
              </text:list-header>
            </text:list>
            <text:list text:style-name="L4">
              <text:list-item>
                <text:p text:style-name="P12"><text:span text:style-name="T21">$ ghci HTMLTest.hs</text:span></text:p>
              </text:list-item>
              <text:list-item>
                <text:p text:style-name="P12"><text:span text:style-name="T21">&gt; main</text:span></text:p>
              </text:list-item>
              <text:list-item>
                <text:p text:style-name="P12"><text:span text:style-name="T45">Tag</text:span><text:span text:style-name="T28"> </text:span><text:span text:style-name="T50">"html"</text:span><text:span text:style-name="T28"> [</text:span><text:span text:style-name="T45">Text</text:span><text:span text:style-name="T28"> </text:span><text:span text:style-name="T50">"Hello, "</text:span><text:span text:style-name="T28">,</text:span><text:span text:style-name="T45">Tag</text:span><text:span text:style-name="T28"> </text:span><text:span text:style-name="T50">"strong"</text:span><text:span text:style-name="T28"> [</text:span><text:span text:style-name="T45">Text</text:span><text:span text:style-name="T28"> </text:span><text:span text:style-name="T50">"TH"</text:span><text:span text:style-name="T28">],</text:span><text:span text:style-name="T45">Text</text:span><text:span text:style-name="T28"> </text:span><text:span text:style-name="T50">" world!"</text:span><text:span text:style-name="T28">]</text:span></text:p>
              </text:list-item>
            </text:list>
            <text:list text:style-name="L3">
              <text:list-header>
                <text:p text:style-name="P11"><text:span text:style-name="T93"/></text:p>
              </text:list-header>
              <text:list-item>
                <text:p text:style-name="P11"><text:span text:style-name="T93">It works!</text:span></text:p>
                <text:p text:style-name="P11"><text:span text:style-name="T93"/></text:p>
              </text:list-item>
              <text:list-item>
                <text:p text:style-name="P11"><text:span text:style-name="T9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8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Quasi quoting for patterns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3">
              <text:list-item>
                <text:p text:style-name="P7"><text:span text:style-name="T93">Now let’s try to do some operations on our HTML structure</text:span></text:p>
              </text:list-item>
              <text:list-item>
                <text:p text:style-name="P7"><text:span text:style-name="T93">In this example we will convert an HTML tree into Markdown</text:span></text:p>
              </text:list-item>
              <text:list-item>
                <text:p text:style-name="P7"><text:span text:style-name="T93">Markdown is a simple wiki syntax</text:span></text:p>
                <text:p text:style-name="P7"><text:span text:style-name="T93"/></text:p>
              </text:list-item>
              <text:list-item>
                <text:p text:style-name="P7"><text:span text:style-name="T93">Example Markdown:</text:span></text:p>
              </text:list-item>
            </text:list>
            <text:list text:style-name="L4">
              <text:list-item>
                <text:p text:style-name="P8"><text:span text:style-name="T21">Let’s **rock** and _roll_!</text:span></text:p>
              </text:list-item>
            </text:list>
            <text:list text:style-name="L3">
              <text:list-item>
                <text:p text:style-name="P7"><text:span text:style-name="T93">Corresponding HTML:</text:span></text:p>
              </text:list-item>
            </text:list>
            <text:list text:style-name="L4">
              <text:list-item>
                <text:p text:style-name="P8"><text:span text:style-name="T94">&lt;html&gt;</text:span><text:span text:style-name="T43">Let's </text:span><text:span text:style-name="T94">&lt;strong&gt;</text:span><text:span text:style-name="T43">rock</text:span><text:span text:style-name="T94">&lt;/strong&gt;</text:span><text:span text:style-name="T43"> and </text:span><text:span text:style-name="T94">&lt;em&gt;</text:span><text:span text:style-name="T43">roll</text:span><text:span text:style-name="T94">&lt;/em&gt;&lt;/html&gt;</text:span></text:p>
              </text:list-item>
              <text:list-item>
                <text:p text:style-name="P8"><text:span text:style-name="T93"/></text:p>
              </text:list-item>
            </text:list>
            <text:list text:style-name="L3">
              <text:list-item>
                <text:p text:style-name="P7"><text:span text:style-name="T93">Usually people convert Markdown to HTML. We will do it the other way her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9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Let’s make a simple converter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4">
              <text:list-item>
                <text:p text:style-name="P8"><text:span text:style-name="T95">-- HTMLTest.hs</text:span></text:p>
              </text:list-item>
              <text:list-item>
                <text:p text:style-name="P8"><text:span text:style-name="T96">markdown</text:span><text:span text:style-name="T97"> (</text:span><text:span text:style-name="T95">Tag</text:span><text:span text:style-name="T97"> </text:span><text:span text:style-name="T98">"strong"</text:span><text:span text:style-name="T97"> children) </text:span><text:span text:style-name="T99">=</text:span><text:span text:style-name="T97"> </text:span><text:span text:style-name="T98">"**"</text:span><text:span text:style-name="T97"> ++ concatMap markdown children ++ </text:span><text:span text:style-name="T98">"**"</text:span></text:p>
              </text:list-item>
              <text:list-item>
                <text:p text:style-name="P8"><text:span text:style-name="T96">markdown</text:span><text:span text:style-name="T97"> (</text:span><text:span text:style-name="T95">Tag</text:span><text:span text:style-name="T97"> </text:span><text:span text:style-name="T98">"em"</text:span><text:span text:style-name="T97"> children) <text:s text:c="4"/></text:span><text:span text:style-name="T99">=</text:span><text:span text:style-name="T97"> </text:span><text:span text:style-name="T98">"_"</text:span><text:span text:style-name="T97"> ++ concatMap markdown children ++ </text:span><text:span text:style-name="T98">"_"</text:span></text:p>
              </text:list-item>
              <text:list-item>
                <text:p text:style-name="P8"><text:span text:style-name="T96">markdown</text:span><text:span text:style-name="T97"> (</text:span><text:span text:style-name="T95">Tag</text:span><text:span text:style-name="T97"> </text:span><text:span text:style-name="T99">_</text:span><text:span text:style-name="T97"> children) <text:s text:c="7"/></text:span><text:span text:style-name="T99">=</text:span><text:span text:style-name="T97"> concatMap markdown children</text:span></text:p>
              </text:list-item>
              <text:list-item>
                <text:p text:style-name="P8"><text:span text:style-name="T96">markdown</text:span><text:span text:style-name="T97"> (</text:span><text:span text:style-name="T95">Text</text:span><text:span text:style-name="T97"> t) <text:s text:c="15"/></text:span><text:span text:style-name="T99">=</text:span><text:span text:style-name="T97"> t</text:span></text:p>
              </text:list-item>
            </text:list>
            <text:list text:style-name="L3">
              <text:list-header>
                <text:p text:style-name="P7"><text:span text:style-name="T62"/></text:p>
              </text:list-header>
              <text:list-item>
                <text:p text:style-name="P7"><text:span text:style-name="T62">That’s some normal Haskell. For fun, we’re going to turn it into:</text:span></text:p>
              </text:list-item>
            </text:list>
            <text:list text:style-name="L4">
              <text:list-item>
                <text:p text:style-name="P8"><text:span text:style-name="T95">-- HTMLTest.hs</text:span></text:p>
              </text:list-item>
              <text:list-item>
                <text:p text:style-name="P8"><text:span text:style-name="T96">markdown</text:span><text:span text:style-name="T97"> [html|&lt;strong&gt;|] </text:span><text:span text:style-name="T99">=</text:span><text:span text:style-name="T97"> </text:span><text:span text:style-name="T98">"**"</text:span><text:span text:style-name="T97"> ++ concatMap markdown children ++ </text:span><text:span text:style-name="T98">"**"</text:span></text:p>
              </text:list-item>
              <text:list-item>
                <text:p text:style-name="P8"><text:span text:style-name="T96">markdown</text:span><text:span text:style-name="T97"> [html|&lt;em&gt;|] <text:s text:c="4"/></text:span><text:span text:style-name="T99">=</text:span><text:span text:style-name="T97"> </text:span><text:span text:style-name="T98">"_"</text:span><text:span text:style-name="T97"> ++ concatMap markdown children ++ </text:span><text:span text:style-name="T98">"_"</text:span></text:p>
              </text:list-item>
              <text:list-item>
                <text:p text:style-name="P8"><text:span text:style-name="T96">markdown</text:span><text:span text:style-name="T97"> [html|&lt;</text:span><text:span text:style-name="T99">_</text:span><text:span text:style-name="T97">&gt;|] <text:s text:c="5"/></text:span><text:span text:style-name="T99">=</text:span><text:span text:style-name="T97"> concatMap markdown children</text:span></text:p>
              </text:list-item>
              <text:list-item>
                <text:p text:style-name="P8"><text:span text:style-name="T96">markdown</text:span><text:span text:style-name="T97"> [html|#text|] <text:s text:c="3"/></text:span><text:span text:style-name="T99">=</text:span><text:span text:style-name="T97"> text</text:span></text:p>
              </text:list-item>
            </text:list>
            <text:list text:style-name="L3">
              <text:list-header>
                <text:p text:style-name="P7"><text:span text:style-name="T62"/></text:p>
              </text:list-header>
              <text:list-item>
                <text:p text:style-name="P7"><text:span text:style-name="T62">Are we gaining anything? Honestly not much. But we’ll do it for the sake of an TH example.</text:span></text:p>
                <text:p text:style-name="P7"><text:span text:style-name="T62"/></text:p>
                <text:p text:style-name="P7"><text:span text:style-name="T6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20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Add a pattern parser to our </text:span><text:span text:style-name="T100">QuasiQuoter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3">
              <text:list-header>
                <text:p text:style-name="P5"><text:span text:style-name="T18">-- HTML.hs</text:span></text:p>
                <text:p text:style-name="P5"><text:span text:style-name="T18">html</text:span><text:span text:style-name="T11"> </text:span><text:span text:style-name="T90">::</text:span><text:span text:style-name="T11"> </text:span><text:span text:style-name="T18">QuasiQuoter</text:span></text:p>
                <text:p text:style-name="P5"><text:span text:style-name="T18">html</text:span><text:span text:style-name="T11"> </text:span><text:span text:style-name="T90">=</text:span><text:span text:style-name="T11"> </text:span><text:span text:style-name="T18">QuasiQuoter</text:span><text:span text:style-name="T11"> htmlExpr htmlPat undefined undefined</text:span></text:p>
                <text:p text:style-name="P5"><text:span text:style-name="T11"/></text:p>
                <text:p text:style-name="P5"><text:span text:style-name="T10">htmlPat</text:span><text:span text:style-name="T11"> </text:span><text:span text:style-name="T90">::</text:span><text:span text:style-name="T11"> </text:span><text:span text:style-name="T18">String</text:span><text:span text:style-name="T11"> </text:span><text:span text:style-name="T90">-&gt;</text:span><text:span text:style-name="T11"> </text:span><text:span text:style-name="T18">Q</text:span><text:span text:style-name="T11"> </text:span><text:span text:style-name="T18">Pat</text:span></text:p>
                <text:p text:style-name="P5"><text:span text:style-name="T101">htmlPat</text:span><text:span text:style-name="T102"> </text:span><text:span text:style-name="T103">"&lt;_&gt;"</text:span><text:span text:style-name="T102"> <text:s text:c="5"/></text:span><text:span text:style-name="T104">=</text:span><text:span text:style-name="T102"> [p| </text:span><text:span text:style-name="T105">Tag</text:span><text:span text:style-name="T102"> </text:span><text:span text:style-name="T104">_</text:span><text:span text:style-name="T102"> children |]</text:span></text:p>
                <text:p text:style-name="P5"><text:span text:style-name="T101">htmlPat</text:span><text:span text:style-name="T102"> </text:span><text:span text:style-name="T103">"#text"</text:span><text:span text:style-name="T102"> <text:s text:c="3"/></text:span><text:span text:style-name="T104">=</text:span><text:span text:style-name="T102"> [p| </text:span><text:span text:style-name="T105">Text</text:span><text:span text:style-name="T102"> text |]</text:span></text:p>
                <text:p text:style-name="P5"><text:span text:style-name="T101">htmlPat</text:span><text:span text:style-name="T102"> (</text:span><text:span text:style-name="T103">'&lt;'</text:span><text:span text:style-name="T105">:</text:span><text:span text:style-name="T102">rest) </text:span><text:span text:style-name="T104">=</text:span><text:span text:style-name="T102"> undefined </text:span><text:span text:style-name="T105">-- ..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21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Asking GHC again…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 presentation:user-transformed="true">
          <draw:text-box>
            <text:list text:style-name="L3">
              <text:list-item>
                <text:p text:style-name="P11"><text:span text:style-name="T93">Now how do we write the “rest” case? Let’s ask GHC</text:span></text:p>
              </text:list-item>
            </text:list>
            <text:list text:style-name="L4">
              <text:list-item>
                <text:p text:style-name="P12"><text:span text:style-name="T21">&gt; </text:span><text:span text:style-name="T27">runQ</text:span><text:span text:style-name="T28"> [p| </text:span><text:span text:style-name="T45">Tag</text:span><text:span text:style-name="T28"> </text:span><text:span text:style-name="T50">"strong"</text:span><text:span text:style-name="T28"> chlidren |]</text:span></text:p>
              </text:list-item>
              <text:list-item>
                <text:p text:style-name="P12"><text:span text:style-name="T45">ConP</text:span><text:span text:style-name="T28"> </text:span><text:span text:style-name="T45">HTML</text:span><text:span text:style-name="T28">.</text:span><text:span text:style-name="T45">Tag</text:span><text:span text:style-name="T28"> [ </text:span><text:span text:style-name="T45">LitP</text:span><text:span text:style-name="T28"> (</text:span><text:span text:style-name="T45">StringL</text:span><text:span text:style-name="T28"> </text:span><text:span text:style-name="T50">"strong"</text:span><text:span text:style-name="T28">)</text:span></text:p>
              </text:list-item>
              <text:list-item>
                <text:p text:style-name="P12"><text:span text:style-name="T28"><text:s text:c="14"/></text:span><text:span text:style-name="T28">, </text:span><text:span text:style-name="T45">VarP</text:span><text:span text:style-name="T28"> chlidren]</text:span></text:p>
              </text:list-item>
            </text:list>
            <text:list text:style-name="L3">
              <text:list-header>
                <text:p text:style-name="P11"><text:span text:style-name="T93"/></text:p>
              </text:list-header>
              <text:list-item>
                <text:p text:style-name="P11"><text:span text:style-name="T93">So there we have almost had it.</text:span></text:p>
              </text:list-item>
              <text:list-item>
                <text:p text:style-name="P11"><text:span text:style-name="T93">We just need to use </text:span><text:span text:style-name="T83">Name</text:span><text:span text:style-name="T93"> at appropriate places and follow the types:</text:span></text:p>
              </text:list-item>
            </text:list>
            <text:list text:style-name="L4">
              <text:list-item>
                <text:p text:style-name="P12"><text:span text:style-name="T27">htmlPat</text:span><text:span text:style-name="T28"> (</text:span><text:span text:style-name="T50">'&lt;'</text:span><text:span text:style-name="T45">:</text:span><text:span text:style-name="T28">rest) </text:span><text:span text:style-name="T46">=</text:span><text:span text:style-name="T28"> return $</text:span></text:p>
              </text:list-item>
              <text:list-item>
                <text:p text:style-name="P12"><text:span text:style-name="T28"><text:s text:c="4"/></text:span><text:span text:style-name="T45">ConP</text:span><text:span text:style-name="T28"> (mkName </text:span><text:span text:style-name="T50">"HTML.Tag”</text:span><text:span text:style-name="T28">)</text:span></text:p>
              </text:list-item>
              <text:list-item>
                <text:p text:style-name="P12"><text:span text:style-name="T28"><text:s text:c="8"/></text:span><text:span text:style-name="T28">[ </text:span><text:span text:style-name="T45">LitP</text:span><text:span text:style-name="T28"> (</text:span><text:span text:style-name="T45">StringL</text:span><text:span text:style-name="T28"> (init rest))</text:span></text:p>
              </text:list-item>
              <text:list-item>
                <text:p text:style-name="P12"><text:span text:style-name="T28"><text:s text:c="8"/></text:span><text:span text:style-name="T28">, </text:span><text:span text:style-name="T45">VarP</text:span><text:span text:style-name="T28"> (mkName </text:span><text:span text:style-name="T50">"children"</text:span><text:span text:style-name="T28">)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22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Some explanations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4">
              <text:list-item>
                <text:p text:style-name="P12"><text:span text:style-name="T23">htmlPat</text:span><text:span text:style-name="T21"> (</text:span><text:span text:style-name="T24">'&lt;'</text:span><text:span text:style-name="T19">:</text:span><text:span text:style-name="T21">rest) </text:span><text:span text:style-name="T20">=</text:span><text:span text:style-name="T21"> return $</text:span></text:p>
              </text:list-item>
              <text:list-item>
                <text:p text:style-name="P12"><text:span text:style-name="T21"><text:s text:c="4"/></text:span><text:span text:style-name="T19">ConP</text:span><text:span text:style-name="T21"> (mkName </text:span><text:span text:style-name="T24">"HTML.Tag”</text:span><text:span text:style-name="T21">)</text:span></text:p>
              </text:list-item>
              <text:list-item>
                <text:p text:style-name="P12"><text:span text:style-name="T21"><text:s text:c="8"/></text:span><text:span text:style-name="T21">[ </text:span><text:span text:style-name="T19">LitP</text:span><text:span text:style-name="T21"> (</text:span><text:span text:style-name="T19">StringL</text:span><text:span text:style-name="T21"> (init rest))</text:span></text:p>
              </text:list-item>
              <text:list-item>
                <text:p text:style-name="P12"><text:span text:style-name="T21"><text:s text:c="8"/></text:span><text:span text:style-name="T21">, </text:span><text:span text:style-name="T19">VarP</text:span><text:span text:style-name="T21"> (mkName </text:span><text:span text:style-name="T24">"children"</text:span><text:span text:style-name="T21">)]</text:span></text:p>
              </text:list-item>
            </text:list>
            <text:list text:style-name="L3">
              <text:list-header>
                <text:p text:style-name="P11"><text:span text:style-name="T16"/></text:p>
              </text:list-header>
              <text:list-item>
                <text:p text:style-name="P11"><text:span text:style-name="T16">Here we see </text:span><text:span text:style-name="T11">mkName</text:span><text:span text:style-name="T16"> intead of </text:span><text:span text:style-name="T11">newName</text:span></text:p>
              </text:list-item>
              <text:list-item>
                <text:p text:style-name="P11"><text:span text:style-name="T11">mkName </text:span><text:span text:style-name="T12">"foo"</text:span><text:span text:style-name="T16"> will translate into an identifier </text:span><text:span text:style-name="T24">"foo"</text:span><text:span text:style-name="T16"> literally</text:span></text:p>
              </text:list-item>
              <text:list-item>
                <text:p text:style-name="P11"><text:span text:style-name="T21">mkName </text:span><text:span text:style-name="T24">"foo"</text:span><text:span text:style-name="T16"> will become something like </text:span><text:span text:style-name="T24">"foo_1"</text:span><text:span text:style-name="T16">. </text:span></text:p>
              </text:list-item>
              <text:list-item>
                <text:p text:style-name="P11"><text:span text:style-name="T16">You’ll use this when you want to avoid name collis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23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Let’s test it out!</text:span></text:p>
          </draw:text-box>
        </draw:frame>
        <draw:frame draw:name="Content Placeholder 2" presentation:style-name="pr5" draw:text-style-name="P2" draw:layer="layout" svg:width="22.86cm" svg:height="13.716cm" svg:x="1.27cm" svg:y="3.429cm" presentation:class="outline">
          <draw:text-box>
            <text:list text:style-name="L4">
              <text:list-item>
                <text:p text:style-name="P8"><text:span text:style-name="T57">-- HTMLTest.hs</text:span></text:p>
              </text:list-item>
              <text:list-item>
                <text:p text:style-name="P8"><text:span text:style-name="T57">{-# LANGUAGE TemplateHaskell , QuasiQuotes #-}</text:span></text:p>
              </text:list-item>
              <text:list-item>
                <text:p text:style-name="P8"><text:span text:style-name="T55">import</text:span><text:span text:style-name="T43"> </text:span><text:span text:style-name="T94">HTML</text:span></text:p>
              </text:list-item>
            </text:list>
            <text:list text:style-name="L3">
              <text:list-header>
                <text:p text:style-name="P7"><text:span text:style-name="T43"/></text:p>
              </text:list-header>
            </text:list>
            <text:list text:style-name="L4">
              <text:list-item>
                <text:p text:style-name="P8"><text:span text:style-name="T60">doc</text:span><text:span text:style-name="T43"> </text:span><text:span text:style-name="T55">=</text:span><text:span text:style-name="T43"> [html|&lt;html&gt;</text:span><text:span text:style-name="T57">Hello</text:span><text:span text:style-name="T43">, &lt;strong&gt;</text:span><text:span text:style-name="T57">TH</text:span><text:span text:style-name="T43">&lt;/strong&gt; world!&lt;/html&gt;|]</text:span></text:p>
              </text:list-item>
            </text:list>
            <text:list text:style-name="L3">
              <text:list-header>
                <text:p text:style-name="P7"><text:span text:style-name="T43"/></text:p>
              </text:list-header>
            </text:list>
            <text:list text:style-name="L4">
              <text:list-item>
                <text:p text:style-name="P8"><text:span text:style-name="T60">markdown</text:span><text:span text:style-name="T43"> [html|&lt;</text:span><text:span text:style-name="T55">_</text:span><text:span text:style-name="T43">&gt;|] <text:s text:c="5"/></text:span><text:span text:style-name="T55">=</text:span><text:span text:style-name="T43"> concatMap markdown children</text:span></text:p>
              </text:list-item>
              <text:list-item>
                <text:p text:style-name="P8"><text:span text:style-name="T60">markdown</text:span><text:span text:style-name="T43"> [html|#text|] <text:s text:c="3"/></text:span><text:span text:style-name="T55">=</text:span><text:span text:style-name="T43"> text</text:span></text:p>
              </text:list-item>
              <text:list-item>
                <text:p text:style-name="P8"><text:span text:style-name="T60">markdown</text:span><text:span text:style-name="T43"> [html|&lt;strong&gt;|] </text:span><text:span text:style-name="T55">=</text:span></text:p>
              </text:list-item>
              <text:list-item>
                <text:p text:style-name="P8"><text:span text:style-name="T43"><text:s text:c="4"/></text:span><text:span text:style-name="T56">"**"</text:span><text:span text:style-name="T43"> ++ concatMap markdown children ++ </text:span><text:span text:style-name="T56">"**”</text:span></text:p>
              </text:list-item>
            </text:list>
            <text:list text:style-name="L3">
              <text:list-header>
                <text:p text:style-name="P7"><text:span text:style-name="T43"/></text:p>
              </text:list-header>
            </text:list>
            <text:list text:style-name="L4">
              <text:list-item>
                <text:p text:style-name="P8"><text:span text:style-name="T60">main</text:span><text:span text:style-name="T43"> </text:span><text:span text:style-name="T55">=</text:span><text:span text:style-name="T43"> print . markdown $ doc</text:span></text:p>
              </text:list-item>
              <text:list-item>
                <text:p text:style-name="P8"><text:span text:style-name="T63"/></text:p>
              </text:list-item>
            </text:list>
            <text:list text:style-name="L3">
              <text:list-item>
                <text:p text:style-name="P7"><text:span text:style-name="T63">$ runhaskell HTMLTest.hs</text:span></text:p>
              </text:list-item>
              <text:list-item>
                <text:p text:style-name="P7"><text:span text:style-name="T63">"Hello, **TH** world!"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25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Summary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3">
              <text:list-item>
                <text:p text:style-name="P5"><text:span text:style-name="T16">Use </text:span><text:span text:style-name="T17">runQ</text:span><text:span text:style-name="T16"> to have GHC write the splice for you</text:span></text:p>
              </text:list-item>
              <text:list-item>
                <text:p text:style-name="P5"><text:span text:style-name="T16">Then just fix it up by following the typ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" draw:style="rect" draw:dots1="1" draw:dots1-length="0.079cm" draw:distance="0.079cm"/>
    <style:default-style style:family="graphic">
      <style:graphic-properties draw:stroke="solid" svg:stroke-width="0.053cm" svg:stroke-color="#525977" draw:fill-color="#727ca3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rigin-background" style:family="presentation">
      <style:graphic-properties draw:stroke="none" draw:fill="solid" draw:fill-color="#ffffff"/>
      <style:text-properties style:letter-kerning="true"/>
    </style:style>
    <style:style style:name="Master1-Orig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rig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rigin-outline1" style:family="presentation">
      <style:graphic-properties draw:stroke="none" draw:fill="none" draw:auto-grow-height="false" draw:fit-to-size="shrink-to-fit">
        <text:list-style style:name="Master1-Orig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rigin-outline2" style:family="presentation" style:parent-style-name="Master1-Origin-outline1">
      <style:paragraph-properties fo:margin-top="0cm" fo:margin-bottom="0.4cm"/>
      <style:text-properties fo:font-size="28pt" style:font-size-asian="28pt" style:font-size-complex="28pt"/>
    </style:style>
    <style:style style:name="Master1-Origin-outline3" style:family="presentation" style:parent-style-name="Master1-Origin-outline2">
      <style:paragraph-properties fo:margin-top="0cm" fo:margin-bottom="0.3cm"/>
      <style:text-properties fo:font-size="24pt" style:font-size-asian="24pt" style:font-size-complex="24pt"/>
    </style:style>
    <style:style style:name="Master1-Origin-outline4" style:family="presentation" style:parent-style-name="Master1-Origin-outline3">
      <style:paragraph-properties fo:margin-top="0cm" fo:margin-bottom="0.2cm"/>
      <style:text-properties fo:font-size="20pt" style:font-size-asian="20pt" style:font-size-complex="20pt"/>
    </style:style>
    <style:style style:name="Master1-Origin-outline5" style:family="presentation" style:parent-style-name="Master1-Origin-outline4">
      <style:paragraph-properties fo:margin-top="0cm" fo:margin-bottom="0.1cm"/>
      <style:text-properties fo:font-size="20pt" style:font-size-asian="20pt" style:font-size-complex="20pt"/>
    </style:style>
    <style:style style:name="Master1-Origin-outline6" style:family="presentation" style:parent-style-name="Master1-Origin-outline5">
      <style:paragraph-properties fo:margin-top="0cm" fo:margin-bottom="0.1cm"/>
      <style:text-properties fo:font-size="20pt" style:font-size-asian="20pt" style:font-size-complex="20pt"/>
    </style:style>
    <style:style style:name="Master1-Origin-outline7" style:family="presentation" style:parent-style-name="Master1-Origin-outline6">
      <style:paragraph-properties fo:margin-top="0cm" fo:margin-bottom="0.1cm"/>
      <style:text-properties fo:font-size="20pt" style:font-size-asian="20pt" style:font-size-complex="20pt"/>
    </style:style>
    <style:style style:name="Master1-Origin-outline8" style:family="presentation" style:parent-style-name="Master1-Origin-outline7">
      <style:paragraph-properties fo:margin-top="0cm" fo:margin-bottom="0.1cm"/>
      <style:text-properties fo:font-size="20pt" style:font-size-asian="20pt" style:font-size-complex="20pt"/>
    </style:style>
    <style:style style:name="Master1-Origin-outline9" style:family="presentation" style:parent-style-name="Master1-Origin-outline8">
      <style:paragraph-properties fo:margin-top="0cm" fo:margin-bottom="0.1cm"/>
      <style:text-properties fo:font-size="20pt" style:font-size-asian="20pt" style:font-size-complex="20pt"/>
    </style:style>
    <style:style style:name="Master1-Origin-subtitle" style:family="presentation">
      <style:graphic-properties draw:stroke="none" draw:fill="none" draw:textarea-vertical-align="middle">
        <text:list-style style:name="Master1-Origi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rigin-title" style:family="presentation">
      <style:graphic-properties draw:stroke="none" draw:fill="none" draw:textarea-vertical-align="middle">
        <text:list-style style:name="Master1-Origi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464653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464653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46465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" svg:stroke-width="0.026cm" svg:stroke-color="#9fb8cd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9fb8c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solid" svg:stroke-width="0.018cm" svg:stroke-color="#727ca3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18cm" svg:stroke-color="#9fb8cd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solid" draw:fill-color="#727ca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Origi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rigi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rigi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rigin-backgroundobjects">
      <style:graphic-properties draw:stroke="none" draw:fill="none" draw:fill-color="#ffffff" draw:auto-grow-height="false" fo:min-height="1.397cm"/>
    </style:style>
    <style:style style:name="Mpr5" style:family="presentation" style:parent-style-name="Master1-Origin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Master1-Layout1-title-Title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0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25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1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2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35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38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39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44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45" style:family="presentation" style:parent-style-name="Master1-Layout9-picTx-Picture-with-Caption-title">
      <style:graphic-properties draw:stroke="solid" svg:stroke-width="0.026cm" svg:stroke-color="#727ca3" svg:stroke-opacity="100%" draw:fill="none" draw:textarea-horizontal-align="left" draw:textarea-vertical-align="middle" draw:auto-grow-height="false" draw:auto-grow-width="false" fo:padding-top="0.127cm" fo:padding-bottom="0.127cm" fo:padding-left="0.762cm" fo:padding-right="0.254cm" fo:wrap-option="wrap"/>
    </style:style>
    <style:style style:name="Mpr46" style:family="presentation" style:parent-style-name="Master1-Layout9-picTx-Picture-with-Caption-title">
      <style:graphic-properties draw:stroke="none" draw:fill="solid" draw:fill-color="#bcbcbc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5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5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55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56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762cm" fo:margin-right="0cm" fo:margin-top="0.212cm" fo:margin-bottom="0cm" fo:line-height="100%" fo:text-align="start" fo:text-indent="-0.762cm" style:punctuation-wrap="hanging" style:writing-mode="lr-tb">
        <style:tab-stops/>
      </style:paragraph-properties>
    </style:style>
    <style:style style:name="MP6" style:family="paragraph">
      <style:paragraph-properties fo:margin-left="1.524cm" fo:margin-right="0cm" fo:margin-top="0.176cm" fo:margin-bottom="0cm" fo:line-height="100%" fo:text-align="start" fo:text-indent="-0.762cm" style:punctuation-wrap="hanging" style:writing-mode="lr-tb">
        <style:tab-stops/>
      </style:paragraph-properties>
    </style:style>
    <style:style style:name="MP7" style:family="paragraph">
      <style:paragraph-properties fo:margin-left="2.286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048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81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212cm" fo:margin-bottom="0.353cm" fo:line-height="0.776cm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style:writing-mode="tb-rl" style:font-independent-line-spacing="true"/>
    </style:style>
    <style:style style:name="MT1" style:family="text">
      <style:text-properties fo:color="#464653" style:text-line-through-style="none" style:text-position="0% 100%" fo:font-family="'Bookman Old Style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Delius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family-complex="Delius" style:font-size-complex="26pt" style:font-style-complex="normal" style:font-weight-complex="normal"/>
    </style:style>
    <style:style style:name="MT3" style:family="text">
      <style:text-properties fo:color="#464653" style:text-line-through-style="none" style:text-position="0% 100%" fo:font-family="Delius" fo:font-size="2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family-complex="Delius" style:font-size-complex="23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u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Delius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u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Delius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Deliu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Delius" style:font-size-complex="16pt" style:font-style-complex="normal" style:font-weight-complex="normal"/>
    </style:style>
    <style:style style:name="MT7" style:family="text">
      <style:text-properties fo:color="#464653" style:text-line-through-style="none" style:text-position="0% 100%" fo:font-family="'Gill Sans MT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Deliu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family-complex="Delius" style:font-size-complex="1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Bookman Old Style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color="#464653" style:text-line-through-style="none" style:text-position="0% 100%" fo:font-family="'Bookman Old Style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dde9ec" style:text-line-through-style="none" style:text-position="0% 100%" fo:font-family="'Bookman Old Style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ffffff" style:text-line-through-style="none" style:text-position="0% 100%" fo:font-family="Deliu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Delius" style:font-size-complex="20pt" style:font-style-complex="normal" style:font-weight-complex="normal"/>
    </style:style>
    <style:style style:name="MT13" style:family="text">
      <style:text-properties fo:color="#dde9ec" style:text-line-through-style="none" style:text-position="0% 100%" fo:font-family="'Gill Sans MT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4" style:family="text">
      <style:text-properties fo:color="#9fb8cd" style:text-line-through-style="none" style:text-position="0% 100%" fo:font-family="Deliu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family-complex="Delius" style:font-size-complex="24pt" style:font-style-complex="normal" style:font-weight-complex="bold"/>
    </style:style>
    <style:style style:name="MT15" style:family="text">
      <style:text-properties fo:color="#464653" style:text-line-through-style="none" style:text-position="0% 100%" fo:font-family="'Gill Sans MT'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color="#464653" style:text-line-through-style="none" style:text-position="0% 100%" fo:font-family="Deliu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Delius" style:font-size-complex="16pt" style:font-style-complex="normal" style:font-weight-complex="normal"/>
    </style:style>
    <style:style style:name="MT17" style:family="text">
      <style:text-properties fo:color="#ffffff" style:text-line-through-style="none" style:text-position="0% 100%" fo:font-family="'Bookman Old Style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8" style:family="text">
      <style:text-properties fo:color="#ffffff" style:text-line-through-style="none" style:text-position="0% 100%" fo:font-family="Deliu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Delius" style:font-size-complex="32pt" style:font-style-complex="normal" style:font-weight-complex="normal"/>
    </style:style>
    <style:style style:name="MT19" style:family="text">
      <style:text-properties fo:color="#ffffff" style:text-line-through-style="none" style:text-position="0% 100%" fo:font-family="Deliu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family-complex="Deliu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">
        <style:list-level-properties text:min-label-width="0.762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2cm" text:min-label-width="0.762cm"/>
        <style:text-properties fo:font-family="'Wingdings 3'" style:font-charset="x-symbol" fo:color="#727ca3" fo:font-size="76%"/>
      </text:list-level-style-bullet>
      <text:list-level-style-bullet text:level="3" text:bullet-char="">
        <style:list-level-properties text:space-before="1.524cm" text:min-label-width="0.762cm"/>
        <style:text-properties fo:font-family="'Wingdings 3'" style:font-charset="x-symbol" fo:color="#727ca3" fo:font-size="76%"/>
      </text:list-level-style-bullet>
      <text:list-level-style-bullet text:level="4" text:bullet-char="">
        <style:list-level-properties text:space-before="2.286cm" text:min-label-width="0.762cm"/>
        <style:text-properties fo:font-family="'Wingdings 3'" style:font-charset="x-symbol" fo:color="#727ca3" fo:font-size="76%"/>
      </text:list-level-style-bullet>
      <text:list-level-style-bullet text:level="5" text:bullet-char="">
        <style:list-level-properties text:space-before="3.048cm" text:min-label-width="0.762cm"/>
        <style:text-properties fo:font-family="'Wingdings 3'" style:font-charset="x-symbol" fo:color="#727ca3" fo:font-size="76%"/>
      </text:list-level-style-bullet>
      <text:list-level-style-bullet text:level="6" text:bullet-char="">
        <style:list-level-properties text:space-before="3.81cm" text:min-label-width="0.762cm"/>
        <style:text-properties fo:font-family="'Wingdings 3'" style:font-charset="x-symbol" fo:color="#727ca3" fo:font-size="76%"/>
      </text:list-level-style-bullet>
      <text:list-level-style-bullet text:level="7" text:bullet-char="">
        <style:list-level-properties text:space-before="4.318cm" text:min-label-width="0.762cm"/>
        <style:text-properties fo:font-family="'Wingdings 3'" style:font-charset="x-symbol" fo:color="#727ca3" fo:font-size="76%"/>
      </text:list-level-style-bullet>
      <text:list-level-style-bullet text:level="8" text:bullet-char="">
        <style:list-level-properties text:space-before="4.826cm" text:min-label-width="0.762cm"/>
        <style:text-properties fo:font-family="'Wingdings 3'" style:font-charset="x-symbol" fo:color="#727ca3" fo:font-size="76%"/>
      </text:list-level-style-bullet>
      <text:list-level-style-bullet text:level="9" text:bullet-char="">
        <style:list-level-properties text:space-before="5.334cm" text:min-label-width="0.762cm"/>
        <style:text-properties fo:font-family="'Wingdings 3'" style:font-charset="x-symbol" fo:color="#727ca3" fo:font-size="7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">
        <style:list-level-properties text:min-label-width="0.762cm"/>
        <style:text-properties fo:font-family="'Wingdings 3'" style:font-charset="x-symbol" fo:color="#9fb8cd" fo:font-size="76%"/>
      </text:list-level-style-bullet>
      <text:list-level-style-bullet text:level="2" text:bullet-char="">
        <style:list-level-properties text:space-before="0.762cm" text:min-label-width="0.762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524cm" text:min-label-width="0.762cm"/>
        <style:text-properties fo:font-family="'Wingdings 3'" style:font-charset="x-symbol" fo:color="#9fb8cd" fo:font-size="76%"/>
      </text:list-level-style-bullet>
      <text:list-level-style-bullet text:level="4" text:bullet-char="">
        <style:list-level-properties text:space-before="2.286cm" text:min-label-width="0.762cm"/>
        <style:text-properties fo:font-family="'Wingdings 3'" style:font-charset="x-symbol" fo:color="#9fb8cd" fo:font-size="76%"/>
      </text:list-level-style-bullet>
      <text:list-level-style-bullet text:level="5" text:bullet-char="">
        <style:list-level-properties text:space-before="3.048cm" text:min-label-width="0.762cm"/>
        <style:text-properties fo:font-family="'Wingdings 3'" style:font-charset="x-symbol" fo:color="#9fb8cd" fo:font-size="76%"/>
      </text:list-level-style-bullet>
      <text:list-level-style-bullet text:level="6" text:bullet-char="">
        <style:list-level-properties text:space-before="3.81cm" text:min-label-width="0.762cm"/>
        <style:text-properties fo:font-family="'Wingdings 3'" style:font-charset="x-symbol" fo:color="#9fb8cd" fo:font-size="76%"/>
      </text:list-level-style-bullet>
      <text:list-level-style-bullet text:level="7" text:bullet-char="">
        <style:list-level-properties text:space-before="4.318cm" text:min-label-width="0.762cm"/>
        <style:text-properties fo:font-family="'Wingdings 3'" style:font-charset="x-symbol" fo:color="#9fb8cd" fo:font-size="76%"/>
      </text:list-level-style-bullet>
      <text:list-level-style-bullet text:level="8" text:bullet-char="">
        <style:list-level-properties text:space-before="4.826cm" text:min-label-width="0.762cm"/>
        <style:text-properties fo:font-family="'Wingdings 3'" style:font-charset="x-symbol" fo:color="#9fb8cd" fo:font-size="76%"/>
      </text:list-level-style-bullet>
      <text:list-level-style-bullet text:level="9" text:bullet-char="">
        <style:list-level-properties text:space-before="5.334cm" text:min-label-width="0.762cm"/>
        <style:text-properties fo:font-family="'Wingdings 3'" style:font-charset="x-symbol" fo:color="#9fb8cd" fo:font-size="7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">
        <style:list-level-properties text:space-before="0.127cm" text:min-label-width="0.635cm"/>
        <style:text-properties fo:font-family="'Wingdings 3'" style:font-charset="x-symbol" fo:color="#bcbcbc" fo:font-size="76%"/>
      </text:list-level-style-bullet>
      <text:list-level-style-bullet text:level="2" text:bullet-char="">
        <style:list-level-properties text:space-before="0.889cm" text:min-label-width="0.635cm"/>
        <style:text-properties fo:font-family="'Wingdings 3'" style:font-charset="x-symbol" fo:color="#bcbcbc" fo:font-size="76%"/>
      </text:list-level-style-bullet>
      <text:list-level-style-bullet text:level="3" text:bullet-char="">
        <style:list-level-properties text:space-before="1.651cm" text:min-label-width="0.635cm"/>
        <style:text-properties fo:font-family="'Wingdings 3'" style:font-charset="x-symbol" fo:color="#bcbcbc" fo:font-size="76%"/>
      </text:list-level-style-bullet>
      <text:list-level-style-bullet text:level="4" text:bullet-char="">
        <style:list-level-properties text:space-before="2.413cm" text:min-label-width="0.635cm"/>
        <style:text-properties fo:font-family="'Wingdings 3'" style:font-charset="x-symbol" fo:color="#bcbcbc" fo:font-size="76%"/>
      </text:list-level-style-bullet>
      <text:list-level-style-bullet text:level="5" text:bullet-char="">
        <style:list-level-properties text:space-before="3.175cm" text:min-label-width="0.635cm"/>
        <style:text-properties fo:font-family="'Wingdings 3'" style:font-charset="x-symbol" fo:color="#bcbcbc" fo:font-size="76%"/>
      </text:list-level-style-bullet>
      <text:list-level-style-bullet text:level="6" text:bullet-char="">
        <style:list-level-properties text:space-before="3.937cm" text:min-label-width="0.635cm"/>
        <style:text-properties fo:font-family="'Wingdings 3'" style:font-charset="x-symbol" fo:color="#bcbcbc" fo:font-size="76%"/>
      </text:list-level-style-bullet>
      <text:list-level-style-bullet text:level="7" text:bullet-char="">
        <style:list-level-properties text:space-before="4.445cm" text:min-label-width="0.635cm"/>
        <style:text-properties fo:font-family="'Wingdings 3'" style:font-charset="x-symbol" fo:color="#bcbcbc" fo:font-size="76%"/>
      </text:list-level-style-bullet>
      <text:list-level-style-bullet text:level="8" text:bullet-char="">
        <style:list-level-properties text:space-before="4.953cm" text:min-label-width="0.635cm"/>
        <style:text-properties fo:font-family="'Wingdings 3'" style:font-charset="x-symbol" fo:color="#bcbcbc" fo:font-size="76%"/>
      </text:list-level-style-bullet>
      <text:list-level-style-bullet text:level="9" text:bullet-char="">
        <style:list-level-properties text:space-before="5.461cm" text:min-label-width="0.635cm"/>
        <style:text-properties fo:font-family="'Wingdings 3'" style:font-charset="x-symbol" fo:color="#bcbcbc" fo:font-size="7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127cm" text:min-label-width="0.635cm"/>
        <style:text-properties fo:font-family="Wingdings" style:font-charset="x-symbol" fo:color="#8ba2b4" fo:font-size="70%"/>
      </text:list-level-style-bullet>
      <text:list-level-style-bullet text:level="2" text:bullet-char="">
        <style:list-level-properties text:space-before="0.889cm" text:min-label-width="0.635cm"/>
        <style:text-properties fo:font-family="Wingdings" style:font-charset="x-symbol" fo:color="#8ba2b4" fo:font-size="70%"/>
      </text:list-level-style-bullet>
      <text:list-level-style-bullet text:level="3" text:bullet-char="">
        <style:list-level-properties text:space-before="1.651cm" text:min-label-width="0.635cm"/>
        <style:text-properties fo:font-family="Wingdings" style:font-charset="x-symbol" fo:color="#8ba2b4" fo:font-size="70%"/>
      </text:list-level-style-bullet>
      <text:list-level-style-bullet text:level="4" text:bullet-char="">
        <style:list-level-properties text:space-before="2.413cm" text:min-label-width="0.635cm"/>
        <style:text-properties fo:font-family="Wingdings" style:font-charset="x-symbol" fo:color="#8ba2b4" fo:font-size="70%"/>
      </text:list-level-style-bullet>
      <text:list-level-style-bullet text:level="5" text:bullet-char="">
        <style:list-level-properties text:space-before="3.175cm" text:min-label-width="0.635cm"/>
        <style:text-properties fo:font-family="Wingdings" style:font-charset="x-symbol" fo:color="#8ba2b4" fo:font-size="70%"/>
      </text:list-level-style-bullet>
      <text:list-level-style-bullet text:level="6" text:bullet-char="">
        <style:list-level-properties text:space-before="3.937cm" text:min-label-width="0.635cm"/>
        <style:text-properties fo:font-family="Wingdings" style:font-charset="x-symbol" fo:color="#8ba2b4" fo:font-size="70%"/>
      </text:list-level-style-bullet>
      <text:list-level-style-bullet text:level="7" text:bullet-char="">
        <style:list-level-properties text:space-before="4.445cm" text:min-label-width="0.635cm"/>
        <style:text-properties fo:font-family="Wingdings" style:font-charset="x-symbol" fo:color="#8ba2b4" fo:font-size="70%"/>
      </text:list-level-style-bullet>
      <text:list-level-style-bullet text:level="8" text:bullet-char="">
        <style:list-level-properties text:space-before="4.953cm" text:min-label-width="0.635cm"/>
        <style:text-properties fo:font-family="Wingdings" style:font-charset="x-symbol" fo:color="#8ba2b4" fo:font-size="70%"/>
      </text:list-level-style-bullet>
      <text:list-level-style-bullet text:level="9" text:bullet-char="">
        <style:list-level-properties text:space-before="5.461cm" text:min-label-width="0.635cm"/>
        <style:text-properties fo:font-family="Wingdings" style:font-charset="x-symbol" fo:color="#8ba2b4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127cm" text:min-label-width="0.635cm"/>
        <style:text-properties fo:font-family="Wingdings" style:font-charset="x-symbol" fo:color="#9fb8cd" fo:font-size="70%"/>
      </text:list-level-style-bullet>
      <text:list-level-style-bullet text:level="2" text:bullet-char="">
        <style:list-level-properties text:space-before="0.889cm" text:min-label-width="0.635cm"/>
        <style:text-properties fo:font-family="Wingdings" style:font-charset="x-symbol" fo:color="#9fb8cd" fo:font-size="70%"/>
      </text:list-level-style-bullet>
      <text:list-level-style-bullet text:level="3" text:bullet-char="">
        <style:list-level-properties text:space-before="1.651cm" text:min-label-width="0.635cm"/>
        <style:text-properties fo:font-family="Wingdings" style:font-charset="x-symbol" fo:color="#9fb8cd" fo:font-size="70%"/>
      </text:list-level-style-bullet>
      <text:list-level-style-bullet text:level="4" text:bullet-char="">
        <style:list-level-properties text:space-before="2.413cm" text:min-label-width="0.635cm"/>
        <style:text-properties fo:font-family="Wingdings" style:font-charset="x-symbol" fo:color="#9fb8cd" fo:font-size="70%"/>
      </text:list-level-style-bullet>
      <text:list-level-style-bullet text:level="5" text:bullet-char="">
        <style:list-level-properties text:space-before="3.175cm" text:min-label-width="0.635cm"/>
        <style:text-properties fo:font-family="Wingdings" style:font-charset="x-symbol" fo:color="#9fb8cd" fo:font-size="70%"/>
      </text:list-level-style-bullet>
      <text:list-level-style-bullet text:level="6" text:bullet-char="">
        <style:list-level-properties text:space-before="3.937cm" text:min-label-width="0.635cm"/>
        <style:text-properties fo:font-family="Wingdings" style:font-charset="x-symbol" fo:color="#9fb8cd" fo:font-size="70%"/>
      </text:list-level-style-bullet>
      <text:list-level-style-bullet text:level="7" text:bullet-char="">
        <style:list-level-properties text:space-before="4.445cm" text:min-label-width="0.635cm"/>
        <style:text-properties fo:font-family="Wingdings" style:font-charset="x-symbol" fo:color="#9fb8cd" fo:font-size="70%"/>
      </text:list-level-style-bullet>
      <text:list-level-style-bullet text:level="8" text:bullet-char="">
        <style:list-level-properties text:space-before="4.953cm" text:min-label-width="0.635cm"/>
        <style:text-properties fo:font-family="Wingdings" style:font-charset="x-symbol" fo:color="#9fb8cd" fo:font-size="70%"/>
      </text:list-level-style-bullet>
      <text:list-level-style-bullet text:level="9" text:bullet-char="">
        <style:list-level-properties text:space-before="5.461cm" text:min-label-width="0.635cm"/>
        <style:text-properties fo:font-family="Wingdings" style:font-charset="x-symbol" fo:color="#9fb8cd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24cm"/>
        <style:text-properties style:use-window-font-color="true" fo:font-size="45%"/>
      </text:list-level-style-number>
      <text:list-level-style-number text:level="3" style:num-format="">
        <style:list-level-properties text:space-before="2.286cm"/>
        <style:text-properties style:use-window-font-color="true" fo:font-size="45%"/>
      </text:list-level-style-number>
      <text:list-level-style-number text:level="4" style:num-format="">
        <style:list-level-properties text:space-before="3.048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4.572cm"/>
        <style:text-properties style:use-window-font-color="true" fo:font-size="45%"/>
      </text:list-level-style-number>
      <text:list-level-style-number text:level="7" style:num-format="">
        <style:list-level-properties text:space-before="5.08cm"/>
        <style:text-properties style:use-window-font-color="true" fo:font-size="45%"/>
      </text:list-level-style-number>
      <text:list-level-style-number text:level="8" style:num-format="">
        <style:list-level-properties text:space-before="5.588cm"/>
        <style:text-properties style:use-window-font-color="true" fo:font-size="45%"/>
      </text:list-level-style-number>
      <text:list-level-style-number text:level="9" style:num-format="">
        <style:list-level-properties text:space-before="6.09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rigin" style:page-layout-name="PM1" draw:style-name="Mdp1">
      <draw:frame draw:name="Title Placeholder 21" presentation:style-name="Mpr1" draw:text-style-name="MP4" draw:layer="backgroundobjects" svg:width="22.86cm" svg:height="2.752cm" svg:x="1.27cm" svg:y="0.423cm" presentation:class="title">
        <draw:text-box>
          <text:p text:style-name="MP3"><text:span text:style-name="MT1">Click to edit Master title style</text:span></text:p>
        </draw:text-box>
      </draw:frame>
      <draw:frame draw:name="Text Placeholder 12" presentation:style-name="Mpr2" draw:text-style-name="MP4" draw:layer="backgroundobjects" svg:width="22.86cm" svg:height="13.64cm" svg:x="1.27cm" svg:y="3.387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13" presentation:style-name="Mpr3" draw:text-style-name="MP4" draw:layer="backgroundobjects" svg:width="6.358cm" svg:height="1.016cm" svg:x="17.78cm" svg:y="17.657cm" presentation:class="date-time">
        <draw:text-box>
          <text:p text:style-name="MP3"><text:span text:style-name="MT7"><text:date style:data-style-name="D1" text:date-value="2011-09-24">9/24/11</text:date></text:span></text:p>
        </draw:text-box>
      </draw:frame>
      <draw:frame draw:name="Footer Placeholder 2" presentation:style-name="Mpr3" draw:text-style-name="MP4" draw:layer="backgroundobjects" svg:width="9.737cm" svg:height="1.016cm" svg:x="8.052cm" svg:y="17.657cm" presentation:class="footer">
        <draw:text-box>
          <text:p/>
        </draw:text-box>
      </draw:frame>
      <draw:frame draw:name="Slide Number Placeholder 22" presentation:style-name="Mpr3" draw:text-style-name="MP4" draw:layer="backgroundobjects" svg:width="5.503cm" svg:height="1.016cm" svg:x="1.702cm" svg:y="17.657cm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Straight Connector 27" draw:style-name="Mgr3" draw:text-style-name="MP4" draw:layer="backgroundobjects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28" draw:style-name="Mgr3" draw:text-style-name="MP4" draw:layer="backgroundobjects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9" draw:style-name="Mgr4" draw:text-style-name="MP4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extBox 1" draw:style-name="Mgr5" draw:text-style-name="MP4" draw:layer="backgroundobjects" svg:width="9.662cm" svg:height="0.762cm" svg:x="1.682cm" svg:y="17.753cm">
        <draw:text-box>
          <text:p text:style-name="MP3"><text:span text:style-name="MT8">Illustrated Haskell &lt;http://illustratedhaskell.org&gt;</text:span></text:p>
        </draw:text-box>
      </draw:frame>
      <presentation:notes style:page-layout-name="PM0">
        <draw:page-thumbnail presentation:style-name="Master1-Origin-title" draw:layer="backgroundobjects" svg:width="13.968cm" svg:height="10.476cm" svg:x="3.81cm" svg:y="2.123cm" presentation:class="page"/>
        <draw:frame presentation:style-name="Master1-Origi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7" presentation:style-name="Mpr6" draw:text-style-name="MP4" draw:layer="backgroundobjects" svg:width="19.05cm" svg:height="2.752cm" svg:x="3.387cm" svg:y="10.795cm" presentation:class="title">
        <draw:text-box>
          <text:p text:style-name="MP10"><text:span text:style-name="MT9">Click to edit Master title style</text:span></text:p>
        </draw:text-box>
      </draw:frame>
      <draw:frame draw:name="Subtitle 8" presentation:style-name="Mpr7" draw:text-style-name="MP4" draw:layer="backgroundobjects" svg:width="19.05cm" svg:height="1.482cm" svg:x="3.387cm" svg:y="14.235cm" presentation:class="subtitle">
        <draw:text-box>
          <text:p text:style-name="MP11"><text:span text:style-name="MT10">Click to edit Master subtitle style</text:span></text:p>
        </draw:text-box>
      </draw:frame>
      <draw:frame draw:name="Date Placeholder 27" presentation:style-name="Mpr8" draw:text-style-name="MP4" draw:layer="backgroundobjects" svg:width="6.35cm" svg:height="1.016cm" svg:x="17.78cm" svg:y="17.653cm" presentation:class="date-time">
        <draw:text-box>
          <text:p text:style-name="MP3"><text:span text:style-name="MT7"><text:date style:data-style-name="D1" text:date-value="2011-09-24">9/24/11</text:date></text:span></text:p>
        </draw:text-box>
      </draw:frame>
      <draw:frame draw:name="Footer Placeholder 16" presentation:style-name="Mpr8" draw:text-style-name="MP4" draw:layer="backgroundobjects" svg:width="9.652cm" svg:height="1.016cm" svg:x="8.052cm" svg:y="17.653cm" presentation:class="footer">
        <draw:text-box>
          <text:p/>
        </draw:text-box>
      </draw:frame>
      <draw:frame draw:name="Slide Number Placeholder 28" presentation:style-name="Mpr8" draw:text-style-name="MP4" draw:layer="backgroundobjects" svg:width="3.387cm" svg:height="1.016cm" svg:x="3.378cm" svg:y="17.653cm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20" draw:style-name="Mgr6" draw:text-style-name="MP4" draw:layer="backgroundobjects" svg:width="20.32cm" svg:height="3.556cm" svg:x="2.514cm" svg:y="10.134cm">
        <text:p/>
        <draw:enhanced-geometry svg:viewBox="0 0 21600 21600" draw:type="non-primitive" draw:enhanced-path="M 0 0 L 21600 0 21600 21600 0 21600 Z N"/>
      </draw:custom-shape>
      <draw:custom-shape draw:name="Rectangle 32" draw:style-name="Mgr7" draw:text-style-name="MP4" draw:layer="backgroundobjects" svg:width="20.32cm" svg:height="1.905cm" svg:x="2.54cm" svg:y="14.023cm">
        <text:p/>
        <draw:enhanced-geometry svg:viewBox="0 0 21600 21600" draw:type="non-primitive" draw:enhanced-path="M 0 0 L 21600 0 21600 21600 0 21600 Z N"/>
      </draw:custom-shape>
      <draw:custom-shape draw:name="Rectangle 21" draw:style-name="Mgr8" draw:text-style-name="MP4" draw:layer="backgroundobjects" svg:width="0.635cm" svg:height="3.556cm" svg:x="2.514cm" svg:y="10.134cm">
        <text:p/>
        <draw:enhanced-geometry svg:viewBox="0 0 21600 21600" draw:type="non-primitive" draw:enhanced-path="M 0 0 L 21600 0 21600 21600 0 21600 Z N"/>
      </draw:custom-shape>
      <draw:custom-shape draw:name="Rectangle 31" draw:style-name="Mgr4" draw:text-style-name="MP4" draw:layer="backgroundobjects" svg:width="0.635cm" svg:height="1.905cm" svg:x="2.54cm" svg:y="14.023cm">
        <text:p/>
        <draw:enhanced-geometry svg:viewBox="0 0 21600 21600" draw:type="non-primitive" draw:enhanced-path="M 0 0 L 21600 0 21600 21600 0 21600 Z N"/>
      </draw:custom-shap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custom-shape draw:name="Straight Connector 6" draw:style-name="Mgr3" draw:text-style-name="MP4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8" draw:style-name="Mgr3" draw:text-style-name="MP4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9" draw:style-name="Mgr4" draw:text-style-name="MP4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extBox 10" draw:style-name="Mgr5" draw:text-style-name="MP4" draw:layer="Master1-bg" svg:width="9.662cm" svg:height="0.762cm" svg:x="1.682cm" svg:y="17.753cm">
        <draw:text-box>
          <text:p text:style-name="MP3"><text:span text:style-name="MT8">Illustrated Haskell &lt;http://illustratedhaskell.org&gt;</text:span></text:p>
        </draw:text-box>
      </draw:frame>
      <draw:frame draw:name="Title 1" presentation:style-name="Mpr11" draw:text-style-name="MP4" draw:layer="backgroundobjects" svg:width="22.86cm" svg:height="2.752cm" svg:x="1.27cm" svg:y="0.423cm" presentation:class="title">
        <draw:text-box>
          <text:p text:style-name="MP3"><text:span text:style-name="MT1">Click to edit Master title style</text:span></text:p>
        </draw:text-box>
      </draw:frame>
      <draw:frame draw:name="Date Placeholder 3" presentation:style-name="Mpr12" draw:text-style-name="MP4" draw:layer="backgroundobjects" svg:width="6.358cm" svg:height="1.016cm" svg:x="17.78cm" svg:y="17.657cm" presentation:class="date-time">
        <draw:text-box>
          <text:p text:style-name="MP3"><text:span text:style-name="MT7"><text:date style:data-style-name="D1" text:date-value="2011-09-24">9/24/11</text:date></text:span></text:p>
        </draw:text-box>
      </draw:frame>
      <draw:frame draw:name="Footer Placeholder 4" presentation:style-name="Mpr12" draw:text-style-name="MP4" draw:layer="backgroundobjects" svg:width="9.737cm" svg:height="1.016cm" svg:x="8.052cm" svg:y="17.657cm" presentation:class="footer">
        <draw:text-box>
          <text:p text:style-name="MP10"><text:span text:style-name="MT7">Yeah</text:span></text:p>
        </draw:text-box>
      </draw:frame>
      <draw:frame draw:name="Slide Number Placeholder 5" presentation:style-name="Mpr12" draw:text-style-name="MP4" draw:layer="backgroundobjects" svg:width="5.503cm" svg:height="1.016cm" svg:x="1.702cm" svg:y="17.657cm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Content Placeholder 7" presentation:style-name="Mpr13" draw:text-style-name="MP4" draw:layer="backgroundobjects" svg:width="22.86cm" svg:height="13.716cm" svg:x="1.27cm" svg:y="3.387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6">Fifth level</text:span></text:p>
            </text:list-item>
          </text:list>
        </draw:text-box>
      </draw:frame>
      <draw:frame presentation:style-name="Master1-Layout2-obj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2">
      <draw:frame draw:name="Title 1" presentation:style-name="Mpr16" draw:text-style-name="MP4" draw:layer="backgroundobjects" svg:width="19.05cm" svg:height="2.963cm" svg:x="3.387cm" svg:y="8.255cm" presentation:class="title">
        <draw:text-box>
          <text:p text:style-name="MP10"><text:span text:style-name="MT11">Click to edit Master title style</text:span></text:p>
        </draw:text-box>
      </draw:frame>
      <draw:frame draw:name="Text Placeholder 2" presentation:style-name="Mpr17" draw:text-style-name="MP4" draw:layer="backgroundobjects" svg:width="18.838cm" svg:height="3.175cm" svg:x="3.598cm" svg:y="11.853cm" presentation:class="outline">
        <draw:text-box>
          <text:list text:style-name="ML10">
            <text:list-item>
              <text:p text:style-name="MP11"><text:span text:style-name="MT12">Click to edit Master text styles</text:span></text:p>
            </text:list-item>
          </text:list>
        </draw:text-box>
      </draw:frame>
      <draw:frame draw:name="Date Placeholder 3" presentation:style-name="Mpr18" draw:text-style-name="MP4" draw:layer="backgroundobjects" svg:width="6.35cm" svg:height="1.016cm" svg:x="17.78cm" svg:y="17.653cm" presentation:class="date-time">
        <draw:text-box>
          <text:p text:style-name="MP3"><text:span text:style-name="MT13"><text:date style:data-style-name="D1" text:date-value="2011-09-24">9/24/11</text:date></text:span></text:p>
        </draw:text-box>
      </draw:frame>
      <draw:frame draw:name="Footer Placeholder 4" presentation:style-name="Mpr18" draw:text-style-name="MP4" draw:layer="backgroundobjects" svg:width="9.652cm" svg:height="1.016cm" svg:x="8.052cm" svg:y="17.653cm" presentation:class="footer">
        <draw:text-box>
          <text:p/>
        </draw:text-box>
      </draw:frame>
      <draw:frame draw:name="Slide Number Placeholder 5" presentation:style-name="Mpr18" draw:text-style-name="MP4" draw:layer="backgroundobjects" svg:width="4.225cm" svg:height="1.016cm" svg:x="2.972cm" svg:y="17.653cm" presentation:class="page-number">
        <draw:text-box>
          <text:p text:style-name="MP3"><text:span text:style-name="MT13"><text:page-number>&lt;number&gt;</text:page-number></text:span></text:p>
        </draw:text-box>
      </draw:frame>
      <draw:custom-shape draw:name="Rectangle 6" draw:style-name="Mgr6" draw:text-style-name="MP4" draw:layer="backgroundobjects" svg:width="20.32cm" svg:height="3.556cm" svg:x="2.54cm" svg:y="7.832cm">
        <text:p/>
        <draw:enhanced-geometry svg:viewBox="0 0 21600 21600" draw:type="non-primitive" draw:enhanced-path="M 0 0 L 21600 0 21600 21600 0 21600 Z N"/>
      </draw:custom-shape>
      <draw:custom-shape draw:name="Rectangle 7" draw:style-name="Mgr8" draw:text-style-name="MP4" draw:layer="backgroundobjects" svg:width="0.635cm" svg:height="3.556cm" svg:x="2.54cm" svg:y="7.832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custom-shape draw:name="Straight Connector 7" draw:style-name="Mgr3" draw:text-style-name="MP4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9" draw:style-name="Mgr3" draw:text-style-name="MP4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11" draw:style-name="Mgr4" draw:text-style-name="MP4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extBox 12" draw:style-name="Mgr5" draw:text-style-name="MP4" draw:layer="Master1-bg" svg:width="9.662cm" svg:height="0.762cm" svg:x="1.682cm" svg:y="17.753cm">
        <draw:text-box>
          <text:p text:style-name="MP3"><text:span text:style-name="MT8">Illustrated Haskell &lt;http://illustratedhaskell.org&gt;</text:span></text:p>
        </draw:text-box>
      </draw:frame>
      <draw:frame draw:name="Title 1" presentation:style-name="Mpr21" draw:text-style-name="MP4" draw:layer="backgroundobjects" svg:width="22.86cm" svg:height="2.54cm" svg:x="1.27cm" svg:y="0.635cm" presentation:class="title">
        <draw:text-box>
          <text:p text:style-name="MP3"><text:span text:style-name="MT1">Click to edit Master title style</text:span></text:p>
        </draw:text-box>
      </draw:frame>
      <draw:frame draw:name="Date Placeholder 4" presentation:style-name="Mpr22" draw:text-style-name="MP4" draw:layer="backgroundobjects" svg:width="6.358cm" svg:height="1.016cm" svg:x="17.78cm" svg:y="17.657cm" presentation:class="date-time">
        <draw:text-box>
          <text:p text:style-name="MP3"><text:span text:style-name="MT7"><text:date style:data-style-name="D1" text:date-value="2011-09-24">9/24/11</text:date></text:span></text:p>
        </draw:text-box>
      </draw:frame>
      <draw:frame draw:name="Footer Placeholder 5" presentation:style-name="Mpr22" draw:text-style-name="MP4" draw:layer="backgroundobjects" svg:width="9.737cm" svg:height="1.016cm" svg:x="8.052cm" svg:y="17.657cm" presentation:class="footer">
        <draw:text-box>
          <text:p/>
        </draw:text-box>
      </draw:frame>
      <draw:frame draw:name="Slide Number Placeholder 6" presentation:style-name="Mpr22" draw:text-style-name="MP4" draw:layer="backgroundobjects" svg:width="5.503cm" svg:height="1.016cm" svg:x="1.702cm" svg:y="17.657cm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Content Placeholder 8" presentation:style-name="Mpr23" draw:text-style-name="MP4" draw:layer="backgroundobjects" svg:width="11.227cm" svg:height="13.716cm" svg:x="1.27cm" svg:y="3.387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6">Fifth level</text:span></text:p>
            </text:list-item>
          </text:list>
        </draw:text-box>
      </draw:frame>
      <draw:frame draw:name="Content Placeholder 10" presentation:style-name="Mpr23" draw:text-style-name="MP4" draw:layer="backgroundobjects" svg:width="11.227cm" svg:height="13.716cm" svg:x="12.867cm" svg:y="3.378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6">Fifth level</text:span></text:p>
            </text:list-item>
          </text:list>
        </draw:text-box>
      </draw:frame>
      <draw:frame presentation:style-name="Master1-Layout4-twoObj-Two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custom-shape draw:name="Straight Connector 9" draw:style-name="Mgr3" draw:text-style-name="MP4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11" draw:style-name="Mgr3" draw:text-style-name="MP4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13" draw:style-name="Mgr4" draw:text-style-name="MP4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extBox 14" draw:style-name="Mgr5" draw:text-style-name="MP4" draw:layer="Master1-bg" svg:width="9.662cm" svg:height="0.762cm" svg:x="1.682cm" svg:y="17.753cm">
        <draw:text-box>
          <text:p text:style-name="MP3"><text:span text:style-name="MT8">Illustrated Haskell &lt;http://illustratedhaskell.org&gt;</text:span></text:p>
        </draw:text-box>
      </draw:frame>
      <draw:frame draw:name="Title 1" presentation:style-name="Mpr26" draw:text-style-name="MP4" draw:layer="backgroundobjects" svg:width="22.86cm" svg:height="2.54cm" svg:x="1.27cm" svg:y="0.635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7" draw:text-style-name="MP4" draw:layer="backgroundobjects" svg:width="11.223cm" svg:height="1.905cm" svg:x="1.27cm" svg:y="3.572cm" presentation:class="outline">
        <draw:text-box>
          <text:list text:style-name="ML10">
            <text:list-item>
              <text:p text:style-name="MP12"><text:span text:style-name="MT14">Click to edit Master text styles</text:span></text:p>
            </text:list-item>
          </text:list>
        </draw:text-box>
      </draw:frame>
      <draw:frame draw:name="Text Placeholder 3" presentation:style-name="Mpr27" draw:text-style-name="MP4" draw:layer="backgroundobjects" svg:width="11.227cm" svg:height="1.905cm" svg:x="12.912cm" svg:y="3.598cm" presentation:class="outline">
        <draw:text-box>
          <text:list text:style-name="ML10">
            <text:list-item>
              <text:p text:style-name="MP12"><text:span text:style-name="MT14">Click to edit Master text styles</text:span></text:p>
            </text:list-item>
          </text:list>
        </draw:text-box>
      </draw:frame>
      <draw:frame draw:name="Date Placeholder 6" presentation:style-name="Mpr28" draw:text-style-name="MP4" draw:layer="backgroundobjects" svg:width="6.358cm" svg:height="1.016cm" svg:x="17.78cm" svg:y="17.657cm" presentation:class="date-time">
        <draw:text-box>
          <text:p text:style-name="MP3"><text:span text:style-name="MT7"><text:date style:data-style-name="D1" text:date-value="2011-09-24">9/24/11</text:date></text:span></text:p>
        </draw:text-box>
      </draw:frame>
      <draw:frame draw:name="Footer Placeholder 7" presentation:style-name="Mpr28" draw:text-style-name="MP4" draw:layer="backgroundobjects" svg:width="9.737cm" svg:height="1.016cm" svg:x="8.052cm" svg:y="17.657cm" presentation:class="footer">
        <draw:text-box>
          <text:p/>
        </draw:text-box>
      </draw:frame>
      <draw:frame draw:name="Slide Number Placeholder 8" presentation:style-name="Mpr28" draw:text-style-name="MP4" draw:layer="backgroundobjects" svg:width="5.503cm" svg:height="1.016cm" svg:x="1.702cm" svg:y="17.657cm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Content Placeholder 10" presentation:style-name="Mpr29" draw:text-style-name="MP4" draw:layer="backgroundobjects" svg:width="11.218cm" svg:height="11.218cm" svg:x="1.27cm" svg:y="5.927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6">Fifth level</text:span></text:p>
            </text:list-item>
          </text:list>
        </draw:text-box>
      </draw:frame>
      <draw:frame draw:name="Content Placeholder 12" presentation:style-name="Mpr29" draw:text-style-name="MP4" draw:layer="backgroundobjects" svg:width="11.218cm" svg:height="11.218cm" svg:x="12.912cm" svg:y="5.927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6">Fifth level</text:span></text:p>
            </text:list-item>
          </text:list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1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1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custom-shape draw:name="Straight Connector 6" draw:style-name="Mgr3" draw:text-style-name="MP4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7" draw:style-name="Mgr3" draw:text-style-name="MP4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8" draw:style-name="Mgr4" draw:text-style-name="MP4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extBox 9" draw:style-name="Mgr5" draw:text-style-name="MP4" draw:layer="Master1-bg" svg:width="9.662cm" svg:height="0.762cm" svg:x="1.682cm" svg:y="17.753cm">
        <draw:text-box>
          <text:p text:style-name="MP3"><text:span text:style-name="MT8">Illustrated Haskell &lt;http://illustratedhaskell.org&gt;</text:span></text:p>
        </draw:text-box>
      </draw:frame>
      <draw:frame draw:name="Title 1" presentation:style-name="Mpr32" draw:text-style-name="MP4" draw:layer="backgroundobjects" svg:width="22.86cm" svg:height="2.54cm" svg:x="1.27cm" svg:y="0.635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3" draw:text-style-name="MP4" draw:layer="backgroundobjects" svg:width="6.358cm" svg:height="1.016cm" svg:x="17.78cm" svg:y="17.657cm" presentation:class="date-time">
        <draw:text-box>
          <text:p text:style-name="MP3"><text:span text:style-name="MT7"><text:date style:data-style-name="D1" text:date-value="2011-09-24">9/24/11</text:date></text:span></text:p>
        </draw:text-box>
      </draw:frame>
      <draw:frame draw:name="Footer Placeholder 3" presentation:style-name="Mpr33" draw:text-style-name="MP4" draw:layer="backgroundobjects" svg:width="9.737cm" svg:height="1.016cm" svg:x="8.052cm" svg:y="17.657cm" presentation:class="footer">
        <draw:text-box>
          <text:p/>
        </draw:text-box>
      </draw:frame>
      <draw:frame draw:name="Slide Number Placeholder 4" presentation:style-name="Mpr33" draw:text-style-name="MP4" draw:layer="backgroundobjects" svg:width="5.503cm" svg:height="1.016cm" svg:x="1.702cm" svg:y="17.657cm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Isosceles Triangle 5" draw:style-name="Mgr4" draw:text-style-name="MP4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36" draw:text-style-name="MP4" draw:layer="backgroundobjects" svg:width="6.358cm" svg:height="1.016cm" svg:x="17.78cm" svg:y="17.657cm" presentation:class="date-time">
        <draw:text-box>
          <text:p text:style-name="MP3"><text:span text:style-name="MT7"><text:date style:data-style-name="D1" text:date-value="2011-09-24">9/24/11</text:date></text:span></text:p>
        </draw:text-box>
      </draw:frame>
      <draw:frame draw:name="Footer Placeholder 2" presentation:style-name="Mpr36" draw:text-style-name="MP4" draw:layer="backgroundobjects" svg:width="9.737cm" svg:height="1.016cm" svg:x="8.052cm" svg:y="17.657cm" presentation:class="footer">
        <draw:text-box>
          <text:p/>
        </draw:text-box>
      </draw:frame>
      <draw:frame draw:name="Slide Number Placeholder 3" presentation:style-name="Mpr36" draw:text-style-name="MP4" draw:layer="backgroundobjects" svg:width="5.503cm" svg:height="1.016cm" svg:x="1.702cm" svg:y="17.657cm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Straight Connector 4" draw:style-name="Mgr3" draw:text-style-name="MP4" draw:layer="backgroundobjects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5" draw:style-name="Mgr4" draw:text-style-name="MP4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39" draw:text-style-name="MP4" draw:layer="backgroundobjects" svg:width="6.985cm" svg:height="2.328cm" svg:x="17.568cm" svg:y="0.847cm" presentation:class="title">
        <draw:text-box>
          <text:p text:style-name="MP3"><text:span text:style-name="MT15">Click to edit Master title style</text:span></text:p>
        </draw:text-box>
      </draw:frame>
      <draw:frame draw:name="Text Placeholder 2" presentation:style-name="Mpr40" draw:text-style-name="MP4" draw:layer="backgroundobjects" svg:width="6.985cm" svg:height="13.454cm" svg:x="17.568cm" svg:y="3.387cm" presentation:class="outline">
        <draw:text-box>
          <text:list text:style-name="ML10">
            <text:list-item>
              <text:p text:style-name="MP13"><text:span text:style-name="MT16">Click to edit Master text styles</text:span></text:p>
            </text:list-item>
          </text:list>
        </draw:text-box>
      </draw:frame>
      <draw:frame draw:name="Date Placeholder 4" presentation:style-name="Mpr41" draw:text-style-name="MP4" draw:layer="backgroundobjects" svg:width="6.358cm" svg:height="1.016cm" svg:x="17.78cm" svg:y="17.657cm" presentation:class="date-time">
        <draw:text-box>
          <text:p text:style-name="MP3"><text:span text:style-name="MT7"><text:date style:data-style-name="D1" text:date-value="2011-09-24">9/24/11</text:date></text:span></text:p>
        </draw:text-box>
      </draw:frame>
      <draw:frame draw:name="Footer Placeholder 5" presentation:style-name="Mpr41" draw:text-style-name="MP4" draw:layer="backgroundobjects" svg:width="9.737cm" svg:height="1.016cm" svg:x="8.052cm" svg:y="17.657cm" presentation:class="footer">
        <draw:text-box>
          <text:p/>
        </draw:text-box>
      </draw:frame>
      <draw:frame draw:name="Slide Number Placeholder 6" presentation:style-name="Mpr41" draw:text-style-name="MP4" draw:layer="backgroundobjects" svg:width="5.503cm" svg:height="1.016cm" svg:x="1.702cm" svg:y="17.657cm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Straight Connector 7" draw:style-name="Mgr3" draw:text-style-name="MP4" draw:layer="backgroundobjects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9" draw:style-name="Mgr3" draw:text-style-name="MP4" draw:layer="backgroundobjects" svg:width="16.764cm" svg:height="0.001cm" draw:transform="rotate (-1.5707963267949) translate (17.162cm 0.852cm)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8" draw:style-name="Mgr4" draw:text-style-name="MP4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Content Placeholder 11" presentation:style-name="Mpr42" draw:text-style-name="MP4" draw:layer="backgroundobjects" svg:width="15.875cm" svg:height="15.875cm" svg:x="0.847cm" svg:y="0.847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6">Fifth level</text:span></text:p>
            </text:list-item>
          </text:list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2">
      <draw:frame draw:name="Title 1" presentation:style-name="Mpr45" draw:text-style-name="MP4" draw:layer="backgroundobjects" svg:width="22.86cm" svg:height="1.874cm" svg:x="1.27cm" svg:y="1.391cm" presentation:class="title">
        <draw:text-box>
          <text:p text:style-name="MP10"><text:span text:style-name="MT17">Click to edit Master title style</text:span></text:p>
        </draw:text-box>
      </draw:frame>
      <draw:frame draw:name="Picture Placeholder 2" presentation:style-name="Mpr46" draw:text-style-name="MP4" draw:layer="backgroundobjects" svg:width="22.86cm" svg:height="11.862cm" svg:x="1.27cm" svg:y="5.292cm" presentation:class="title">
        <draw:text-box>
          <text:p text:style-name="MP12"><text:span text:style-name="MT18">Click icon to add picture</text:span></text:p>
        </draw:text-box>
      </draw:frame>
      <draw:frame draw:name="Text Placeholder 3" presentation:style-name="Mpr47" draw:text-style-name="MP4" draw:layer="backgroundobjects" svg:width="22.86cm" svg:height="1.482cm" svg:x="1.27cm" svg:y="3.387cm" presentation:class="outline">
        <draw:text-box>
          <text:list text:style-name="ML10">
            <text:list-item>
              <text:p text:style-name="MP12"><text:span text:style-name="MT19">Click to edit Master text styles</text:span></text:p>
            </text:list-item>
          </text:list>
        </draw:text-box>
      </draw:frame>
      <draw:frame draw:name="Date Placeholder 4" presentation:style-name="Mpr48" draw:text-style-name="MP4" draw:layer="backgroundobjects" svg:width="6.358cm" svg:height="1.016cm" svg:x="17.78cm" svg:y="17.657cm" presentation:class="date-time">
        <draw:text-box>
          <text:p text:style-name="MP3"><text:span text:style-name="MT13"><text:date style:data-style-name="D1" text:date-value="2011-09-24">9/24/11</text:date></text:span></text:p>
        </draw:text-box>
      </draw:frame>
      <draw:frame draw:name="Footer Placeholder 5" presentation:style-name="Mpr48" draw:text-style-name="MP4" draw:layer="backgroundobjects" svg:width="9.737cm" svg:height="1.016cm" svg:x="8.052cm" svg:y="17.657cm" presentation:class="footer">
        <draw:text-box>
          <text:p/>
        </draw:text-box>
      </draw:frame>
      <draw:frame draw:name="Slide Number Placeholder 6" presentation:style-name="Mpr48" draw:text-style-name="MP4" draw:layer="backgroundobjects" svg:width="5.503cm" svg:height="1.016cm" svg:x="1.702cm" svg:y="17.657cm" presentation:class="page-number">
        <draw:text-box>
          <text:p text:style-name="MP3"><text:span text:style-name="MT13"><text:page-number>&lt;number&gt;</text:page-number></text:span></text:p>
        </draw:text-box>
      </draw:frame>
      <draw:custom-shape draw:name="Straight Connector 7" draw:style-name="Mgr3" draw:text-style-name="MP4" draw:layer="backgroundobjects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8" draw:style-name="Mgr4" draw:text-style-name="MP4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custom-shape draw:name="Rectangle 9" draw:style-name="Mgr8" draw:text-style-name="MP4" draw:layer="backgroundobjects" svg:width="0.508cm" svg:height="1.905cm" svg:x="1.27cm" svg:y="1.39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Straight Connector 6" draw:style-name="Mgr3" draw:text-style-name="MP4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7" draw:style-name="Mgr3" draw:text-style-name="MP4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8" draw:style-name="Mgr4" draw:text-style-name="MP4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extBox 9" draw:style-name="Mgr5" draw:text-style-name="MP4" draw:layer="Master1-bg" svg:width="9.662cm" svg:height="0.762cm" svg:x="1.682cm" svg:y="17.753cm">
        <draw:text-box>
          <text:p text:style-name="MP3"><text:span text:style-name="MT8">Illustrated Haskell &lt;http://illustratedhaskell.org&gt;</text:span></text:p>
        </draw:text-box>
      </draw:frame>
      <draw:frame draw:name="Title 1" presentation:style-name="Mpr51" draw:text-style-name="MP4" draw:layer="backgroundobjects" svg:width="22.86cm" svg:height="2.752cm" svg:x="1.27cm" svg:y="0.423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52" draw:text-style-name="MP14" draw:layer="backgroundobjects" svg:width="22.86cm" svg:height="13.64cm" svg:x="1.27cm" svg:y="3.387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3" draw:text-style-name="MP4" draw:layer="backgroundobjects" svg:width="6.358cm" svg:height="1.016cm" svg:x="17.78cm" svg:y="17.657cm" presentation:class="date-time">
        <draw:text-box>
          <text:p text:style-name="MP3"><text:span text:style-name="MT7"><text:date style:data-style-name="D1" text:date-value="2011-09-24">9/24/11</text:date></text:span></text:p>
        </draw:text-box>
      </draw:frame>
      <draw:frame draw:name="Footer Placeholder 4" presentation:style-name="Mpr53" draw:text-style-name="MP4" draw:layer="backgroundobjects" svg:width="9.737cm" svg:height="1.016cm" svg:x="8.052cm" svg:y="17.657cm" presentation:class="footer">
        <draw:text-box>
          <text:p/>
        </draw:text-box>
      </draw:frame>
      <draw:frame draw:name="Slide Number Placeholder 5" presentation:style-name="Mpr53" draw:text-style-name="MP4" draw:layer="backgroundobjects" svg:width="5.503cm" svg:height="1.016cm" svg:x="1.702cm" svg:y="17.657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56" draw:text-style-name="MP14" draw:layer="backgroundobjects" svg:width="5.715cm" svg:height="16.254cm" svg:x="18.415cm" svg:y="0.763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57" draw:text-style-name="MP14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8" draw:text-style-name="MP4" draw:layer="backgroundobjects" svg:width="6.358cm" svg:height="1.016cm" svg:x="17.78cm" svg:y="17.657cm" presentation:class="date-time">
        <draw:text-box>
          <text:p text:style-name="MP3"><text:span text:style-name="MT7"><text:date style:data-style-name="D1" text:date-value="2011-09-24">9/24/11</text:date></text:span></text:p>
        </draw:text-box>
      </draw:frame>
      <draw:frame draw:name="Footer Placeholder 4" presentation:style-name="Mpr58" draw:text-style-name="MP4" draw:layer="backgroundobjects" svg:width="9.737cm" svg:height="1.016cm" svg:x="8.052cm" svg:y="17.657cm" presentation:class="footer">
        <draw:text-box>
          <text:p/>
        </draw:text-box>
      </draw:frame>
      <draw:frame draw:name="Slide Number Placeholder 5" presentation:style-name="Mpr58" draw:text-style-name="MP4" draw:layer="backgroundobjects" svg:width="5.503cm" svg:height="1.016cm" svg:x="1.702cm" svg:y="17.657cm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Straight Connector 6" draw:style-name="Mgr3" draw:text-style-name="MP4" draw:layer="backgroundobjects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7" draw:style-name="Mgr4" draw:text-style-name="MP4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custom-shape draw:name="Straight Connector 8" draw:style-name="Mgr3" draw:text-style-name="MP4" draw:layer="backgroundobjects" svg:width="16.256cm" svg:height="0.001cm" draw:transform="rotate (-1.5707963267949) translate (18.21cm 0.766cm)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302</meta:generator>
    <dc:title>Template Haskell Tutorial</dc:title>
    <meta:initial-creator>Chris</meta:initial-creator>
    <meta:creation-date>2011-09-23T14:55:33Z</meta:creation-date>
    <dc:date>2011-09-24T13:00:25.04</dc:date>
    <meta:editing-cycles>90</meta:editing-cycles>
    <meta:editing-duration>PT3H22M6S</meta:editing-duration>
    <meta:document-statistic meta:object-count="291"/>
    <meta:template xlink:type="simple" xlink:actuate="onRequest" xlink:title="" xlink:href="Origin"/>
  </office:meta>
</office:document-meta>
</file>